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8mm"/>
    </style:style>
    <style:style style:name="co2" style:family="table-column">
      <style:table-column-properties fo:break-before="auto" style:column-width="75.07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5.06mm"/>
    </style:style>
    <style:style style:name="co5" style:family="table-column">
      <style:table-column-properties fo:break-before="auto" style:column-width="38.89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90.52mm"/>
    </style:style>
    <style:style style:name="co8" style:family="table-column">
      <style:table-column-properties fo:break-before="auto" style:column-width="55.09mm"/>
    </style:style>
    <style:style style:name="co9" style:family="table-column">
      <style:table-column-properties fo:break-before="auto" style:column-width="29.46mm"/>
    </style:style>
    <style:style style:name="co10" style:family="table-column">
      <style:table-column-properties fo:break-before="auto" style:column-width="90.08mm"/>
    </style:style>
    <style:style style:name="co11" style:family="table-column">
      <style:table-column-properties fo:break-before="auto" style:column-width="52.53mm"/>
    </style:style>
    <style:style style:name="co12" style:family="table-column">
      <style:table-column-properties fo:break-before="auto" style:column-width="63.15mm"/>
    </style:style>
    <style:style style:name="co13" style:family="table-column">
      <style:table-column-properties fo:break-before="auto" style:column-width="69mm"/>
    </style:style>
    <style:style style:name="co14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83mm" fo:break-before="auto" style:use-optimal-row-height="true"/>
    </style:style>
    <style:style style:name="ro3" style:family="table-row">
      <style:table-row-properties style:row-height="7.9mm" fo:break-before="auto" style:use-optimal-row-height="true"/>
    </style:style>
    <style:style style:name="ro4" style:family="table-row">
      <style:table-row-properties style:row-height="7.06mm" fo:break-before="auto" style:use-optimal-row-height="true"/>
    </style:style>
    <style:style style:name="ro5" style:family="table-row">
      <style:table-row-properties style:row-height="34.2mm" fo:break-before="auto" style:use-optimal-row-height="false"/>
    </style:style>
    <style:style style:name="ro6" style:family="table-row">
      <style:table-row-properties style:row-height="4.02mm" fo:break-before="auto" style:use-optimal-row-height="false"/>
    </style:style>
    <style:style style:name="ro7" style:family="table-row">
      <style:table-row-properties style:row-height="18.68mm" fo:break-before="auto" style:use-optimal-row-height="true"/>
    </style:style>
    <style:style style:name="ro8" style:family="table-row">
      <style:table-row-properties style:row-height="30.8mm" fo:break-before="auto" style:use-optimal-row-height="true"/>
    </style:style>
    <style:style style:name="ro9" style:family="table-row">
      <style:table-row-properties style:row-height="61.07mm" fo:break-before="auto" style:use-optimal-row-height="true"/>
    </style:style>
    <style:style style:name="ro10" style:family="table-row">
      <style:table-row-properties style:row-height="42.99mm" fo:break-before="auto" style:use-optimal-row-height="true"/>
    </style:style>
    <style:style style:name="ro11" style:family="table-row">
      <style:table-row-properties style:row-height="103.45mm" fo:break-before="auto" style:use-optimal-row-height="tru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30.99mm" fo:break-before="auto" style:use-optimal-row-height="true"/>
    </style:style>
    <style:style style:name="ro14" style:family="table-row">
      <style:table-row-properties style:row-height="12.58mm" fo:break-before="auto" style:use-optimal-row-height="true"/>
    </style:style>
    <style:style style:name="ro15" style:family="table-row">
      <style:table-row-properties style:row-height="103.54mm" fo:break-before="auto" style:use-optimal-row-height="true"/>
    </style:style>
    <style:style style:name="ro16" style:family="table-row">
      <style:table-row-properties style:row-height="8.75mm" fo:break-before="auto" style:use-optimal-row-height="true"/>
    </style:style>
    <style:style style:name="ro17" style:family="table-row">
      <style:table-row-properties style:row-height="13.16mm" fo:break-before="auto" style:use-optimal-row-height="true"/>
    </style:style>
    <style:style style:name="ro18" style:family="table-row">
      <style:table-row-properties style:row-height="9.98mm" fo:break-before="auto" style:use-optimal-row-height="false"/>
    </style:style>
    <style:style style:name="ro19" style:family="table-row">
      <style:table-row-properties style:row-height="10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 formula-hidden" style:print-content="true" fo:background-color="transparent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Arial Black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background-color="#c0c0c0" style:cell-protect="protected formula-hidden" style:print-content="true" style:text-align-source="fix" style:repeat-content="false" fo:border="0.02mm solid #000000"/>
      <style:paragraph-properties fo:text-align="center" fo:margin-left="0mm"/>
      <style:text-properties style:font-name="Bitstream Vera Serif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c0c0c0" style:cell-protect="protected formula-hidden" style:print-content="true" fo:border="0.02mm solid #000000"/>
      <style:text-properties style:font-name="Bitstream Vera Serif" fo:font-size="16pt" style:text-underline-style="none" style:font-size-asian="16pt" style:font-size-complex="16pt"/>
    </style:style>
    <style:style style:name="ce5" style:family="table-cell" style:parent-style-name="Default">
      <style:table-cell-properties style:cell-protect="protected formula-hidden" style:print-content="true" fo:background-color="transparent"/>
    </style:style>
    <style:style style:name="ce6" style:family="table-cell" style:parent-style-name="Default">
      <style:table-cell-properties style:cell-protect="protected formula-hidden" style:print-content="true" fo:background-color="transparent" fo:border="none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cell-protect="formula-hidden" style:print-content="true" style:text-align-source="fix" style:repeat-content="false" fo:wrap-option="wrap" fo:border="0.02mm solid #000000" style:vertical-align="middle"/>
      <style:paragraph-properties fo:text-align="justify"/>
      <style:text-properties fo:font-size="14pt" style:font-size-asian="14pt" style:font-size-complex="14pt"/>
    </style:style>
    <style:style style:name="ce8" style:family="table-cell" style:parent-style-name="Default">
      <style:table-cell-properties style:cell-protect="protected formula-hidden" style:print-content="true" fo:background-color="transparent" fo:border="none"/>
    </style:style>
    <style:style style:name="ce9" style:family="table-cell" style:parent-style-name="Default">
      <style:table-cell-properties fo:background-color="#c0c0c0" style:cell-protect="protected formula-hidden" style:print-content="true" style:text-align-source="fix" style:repeat-content="false" fo:border="0.02mm solid #000000"/>
      <style:paragraph-properties fo:text-align="center" fo:margin-left="0mm"/>
      <style:text-properties style:font-name="Bitstream Vera Serif" fo:font-size="16pt" style:text-underline-style="none" style:font-size-asian="16pt" style:font-size-complex="16pt"/>
    </style:style>
    <style:style style:name="ce10" style:family="table-cell" style:parent-style-name="Default">
      <style:table-cell-properties style:cell-protect="protected formula-hidden" style:print-content="true" fo:border="0.02mm solid #000000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c0c0c0" style:cell-protect="protected formula-hidden" style:print-content="true" fo:border="0.02mm solid #000000"/>
      <style:text-properties fo:font-size="14pt" style:font-size-asian="14pt" style:font-size-complex="14pt"/>
    </style:style>
    <style:style style:name="ce12" style:family="table-cell" style:parent-style-name="Default" style:data-style-name="N84">
      <style:table-cell-properties style:cell-protect="formula-hidden" style:print-content="true" fo:border="0.02mm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c0c0c0" style:cell-protect="protected formula-hidden" style:print-content="true" style:text-align-source="value-type" style:repeat-content="false" fo:border="0.02mm solid #000000"/>
      <style:paragraph-properties fo:margin-left="0mm"/>
      <style:text-properties fo:font-size="14pt" style:font-size-asian="14pt" style:font-size-complex="14pt"/>
    </style:style>
    <style:style style:name="ce14" style:family="table-cell" style:parent-style-name="Default" style:data-style-name="N100">
      <style:table-cell-properties style:cell-protect="formula-hidden" style:print-content="true" style:text-align-source="fix" style:repeat-content="false" fo:border="0.02mm solid #000000"/>
      <style:paragraph-properties fo:text-align="start" fo:margin-left="0mm"/>
      <style:text-properties fo:font-size="14pt" style:font-size-asian="14pt" style:font-size-complex="14pt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style:text-underline-style="none"/>
    </style:style>
    <style:style style:name="ce16" style:family="table-cell" style:parent-style-name="Default">
      <style:table-cell-properties style:cell-protect="protected formula-hidden" style:print-content="true" fo:border="0.02mm solid #000000"/>
      <style:text-properties fo:font-size="14pt" style:font-size-asian="14pt" style:font-size-complex="14pt"/>
    </style:style>
    <style:style style:name="ce17" style:family="table-cell" style:parent-style-name="Default" style:data-style-name="N100">
      <style:table-cell-properties style:cell-protect="formula-hidden" style:print-content="true" fo:border="0.02m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0.02mm solid #000000" fo:background-color="#c0c0c0" style:cell-protect="protected formula-hidden" style:print-content="true" fo:border-left="none" fo:border-right="none" fo:border-top="0.02mm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02mm solid #000000" style:cell-protect="protected formula-hidden" style:print-content="true" fo:border-left="none" fo:border-right="none" fo:border-top="0.02mm solid #000000"/>
      <style:text-properties fo:font-size="14pt" style:font-size-asian="14pt" style:font-size-complex="14pt"/>
    </style:style>
    <style:style style:name="ce20" style:family="table-cell" style:parent-style-name="Default">
      <style:table-cell-properties style:cell-protect="formula-hidden" style:print-content="true" fo:border="0.02m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c0c0c0" style:cell-protect="protected formula-hidden" style:print-content="true" style:text-align-source="value-type" style:repeat-content="false"/>
      <style:paragraph-properties fo:margin-left="0mm"/>
      <style:text-properties fo:font-size="14pt" style:font-size-asian="14pt" style:font-size-complex="14pt"/>
    </style:style>
    <style:style style:name="ce22" style:family="table-cell" style:parent-style-name="Default" style:data-style-name="N100">
      <style:table-cell-properties style:cell-protect="formula-hidden" style:print-content="true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c0c0c0" style:cell-protect="protected formula-hidden" style:print-content="true" fo:border="none"/>
      <style:text-properties fo:font-size="14pt" style:text-underline-style="solid" style:text-underline-width="auto" style:text-underline-color="font-color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fo:border="none"/>
      <style:text-properties fo:font-size="14pt" style:text-underline-style="solid" style:text-underline-width="auto" style:text-underline-color="font-color" style:font-size-asian="14pt" style:font-size-complex="14pt"/>
    </style:style>
    <style:style style:name="ce25" style:family="table-cell" style:parent-style-name="Default" style:data-style-name="N100">
      <style:table-cell-properties style:cell-protect="formula-hidden" style:print-content="true"/>
      <style:text-properties fo:font-size="14pt" style:font-size-asian="14pt" style:font-size-complex="14pt"/>
    </style:style>
    <style:style style:name="ce26" style:family="table-cell" style:parent-style-name="Default" style:data-style-name="N100">
      <style:table-cell-properties style:cell-protect="formula-hidden" style:print-content="true"/>
    </style:style>
    <style:style style:name="ce27" style:family="table-cell" style:parent-style-name="Default">
      <style:table-cell-properties fo:background-color="#c0c0c0" style:cell-protect="protected formula-hidden" style:print-content="true" fo:border="0.02mm solid #000000"/>
      <style:text-properties fo:font-size="16pt" style:text-underline-style="solid" style:text-underline-width="auto" style:text-underline-color="font-color" style:font-size-asian="16pt" style:font-size-complex="16pt"/>
    </style:style>
    <style:style style:name="ce28" style:family="table-cell" style:parent-style-name="Default">
      <style:table-cell-properties fo:background-color="#c0c0c0" style:cell-protect="protected formula-hidden" style:print-content="true" fo:border="none"/>
      <style:text-properties fo:font-size="14pt" style:font-size-asian="14pt" style:font-size-complex="14pt"/>
    </style:style>
    <style:style style:name="ce29" style:family="table-cell" style:parent-style-name="Default">
      <style:table-cell-properties style:cell-protect="protected formula-hidden" style:print-content="true" fo:border="none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02mm solid #000000" fo:background-color="#c0c0c0" style:cell-protect="protected formula-hidden" style:print-content="true" fo:border-left="none" fo:border-right="0.02mm solid #000000" fo:border-top="0.02mm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02mm solid #000000" style:cell-protect="protected formula-hidden" style:print-content="true" fo:border-left="none" fo:border-right="0.02mm solid #000000" fo:border-top="0.02mm solid #000000"/>
      <style:text-properties fo:font-size="14pt" style:font-size-asian="14pt" style:font-size-complex="14pt"/>
    </style:style>
    <style:style style:name="ce32" style:family="table-cell" style:parent-style-name="Default">
      <style:text-properties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fo:border="0.02mm solid #000000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style:cell-protect="protected formula-hidden" style:print-content="true" fo:wrap-option="wrap" fo:border="0.02mm solid #000000"/>
      <style:text-properties fo:font-size="16pt" style:font-size-asian="16pt" style:font-size-complex="16pt"/>
    </style:style>
    <style:style style:name="ce35" style:family="table-cell" style:parent-style-name="Default">
      <style:table-cell-properties style:cell-protect="formula-hidden" style:print-content="true" fo:wrap-option="wrap" fo:border="0.02mm solid #000000"/>
      <style:text-properties fo:font-size="16pt" style:font-size-asian="16pt" style:font-size-complex="16pt"/>
    </style:style>
    <style:style style:name="ce36" style:family="table-cell" style:parent-style-name="Default">
      <style:table-cell-properties style:cell-protect="protected formula-hidden" style:print-content="true" fo:wrap-option="wrap" fo:border="0.02mm solid #000000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style:cell-protect="none" style:print-content="true" fo:wrap-option="wrap" fo:border="0.02mm solid #000000"/>
      <style:text-properties fo:font-size="16pt" style:font-size-asian="16pt" style:font-size-complex="16pt"/>
    </style:style>
    <style:style style:name="ce39" style:family="table-cell" style:parent-style-name="Default">
      <style:table-cell-properties style:cell-protect="protected" style:print-content="true" fo:wrap-option="wrap" fo:border="0.02mm solid #000000"/>
      <style:text-properties fo:font-size="16pt" style:font-size-asian="16pt" style:font-size-complex="16pt"/>
    </style:style>
    <style:style style:name="ce40" style:family="table-cell" style:parent-style-name="Default">
      <style:table-cell-properties style:cell-protect="none" style:print-content="true" fo:wrap-option="wrap" fo:border="0.02mm solid #000000"/>
      <style:text-properties style:font-name="Albany AMT" fo:font-size="16pt" style:font-name-asian="Arial Unicode MS" style:font-size-asian="16pt" style:font-name-complex="Tahoma" style:font-size-complex="16pt"/>
    </style:style>
    <style:style style:name="ce41" style:family="table-cell" style:parent-style-name="Default" style:data-style-name="N84">
      <style:table-cell-properties style:cell-protect="formula-hidden" style:print-content="true" fo:wrap-option="wrap" fo:border="0.02mm solid #000000"/>
      <style:text-properties fo:font-size="16pt" style:font-size-asian="16pt" style:font-size-complex="16pt"/>
    </style:style>
    <style:style style:name="ce42" style:family="table-cell" style:parent-style-name="Default" style:data-style-name="N84">
      <style:table-cell-properties style:cell-protect="none" style:print-content="true" fo:wrap-option="wrap" fo:border="0.02mm solid #000000"/>
      <style:text-properties fo:font-size="16pt" style:font-size-asian="16pt" style:font-size-complex="16pt"/>
    </style:style>
    <style:style style:name="ce43" style:family="table-cell" style:parent-style-name="Default" style:data-style-name="N30">
      <style:table-cell-properties style:cell-protect="formula-hidden" style:print-content="true" fo:wrap-option="wrap" fo:border="0.02mm solid #000000"/>
      <style:text-properties fo:font-size="16pt" style:font-size-asian="16pt" style:font-size-complex="16pt"/>
    </style:style>
    <style:style style:name="ce44" style:family="table-cell" style:parent-style-name="Default">
      <style:table-cell-properties style:cell-protect="protected formula-hidden" style:print-content="true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mm"/>
      <style:text-properties style:font-name="Arial Black" fo:font-size="32pt" fo:font-weight="bold" style:font-size-asian="32pt" style:font-weight-asian="bold" style:font-size-complex="32pt" style:font-weight-complex="bold"/>
    </style:style>
    <style:style style:name="ce46" style:family="table-cell" style:parent-style-name="Default">
      <style:table-cell-properties style:cell-protect="protected formula-hidden" style:print-content="true" fo:border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0c0c0" style:cell-protect="protected formula-hidden" style:print-content="true" style:text-align-source="fix" style:repeat-content="false" fo:border="0.02mm solid #000000"/>
      <style:paragraph-properties fo:text-align="center" fo:margin-left="0mm"/>
      <style:text-properties style:font-name="Bitstream Vera Serif"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c0c0c0" style:cell-protect="protected formula-hidden" style:print-content="true" fo:border="0.02mm solid #000000"/>
      <style:text-properties style:font-name="Bitstream Vera Serif" fo:font-size="16pt" style:text-underline-style="solid" style:text-underline-width="auto" style:text-underline-color="font-color" style:font-size-asian="16pt" style:font-size-complex="16pt"/>
    </style:style>
    <style:style style:name="ce49" style:family="table-cell" style:parent-style-name="Default">
      <style:table-cell-properties style:cell-protect="protected formula-hidden" style:print-content="true" fo:border="none"/>
    </style:style>
    <style:style style:name="ce50" style:family="table-cell" style:parent-style-name="Default">
      <style:table-cell-properties style:cell-protect="protected formula-hidden" style:print-content="true" fo:border="0.02mm solid #000000"/>
      <style:text-properties style:font-name="Bitstream Vera Serif" fo:font-size="16pt" style:font-size-asian="16pt" style:font-size-complex="16pt"/>
    </style:style>
    <style:style style:name="ce51" style:family="table-cell" style:parent-style-name="Default">
      <style:table-cell-properties style:cell-protect="formula-hidden" style:print-content="true" fo:border="0.02mm solid #000000"/>
      <style:text-properties style:font-name="Bitstream Vera Serif" fo:font-size="16pt" style:font-size-asian="16pt" style:font-size-complex="16pt"/>
    </style:style>
    <style:style style:name="ce52" style:family="table-cell" style:parent-style-name="Default" style:data-style-name="N36">
      <style:table-cell-properties style:cell-protect="formula-hidden" style:print-content="true" style:text-align-source="fix" style:repeat-content="false" fo:border="0.02mm solid #000000"/>
      <style:paragraph-properties fo:text-align="start" fo:margin-left="0mm"/>
      <style:text-properties style:font-name="Bitstream Vera Serif" fo:font-size="16pt" style:font-size-asian="16pt" style:font-size-complex="16pt"/>
    </style:style>
    <style:style style:name="ce53" style:family="table-cell" style:parent-style-name="Default">
      <style:table-cell-properties style:cell-protect="formula-hidden" style:print-content="true" fo:wrap-option="wrap" fo:border="0.02mm solid #000000"/>
      <style:text-properties style:font-name="Bitstream Vera Serif" fo:font-size="16pt" style:font-size-asian="16pt" style:font-size-complex="16pt"/>
    </style:style>
    <style:style style:name="ce54" style:family="table-cell" style:parent-style-name="Default" style:data-style-name="N30">
      <style:table-cell-properties style:cell-protect="formula-hidden" style:print-content="true" fo:border="0.02mm solid #000000"/>
      <style:text-properties style:font-name="Bitstream Vera Serif" fo:font-size="16pt" style:font-size-asian="16pt" style:font-size-complex="16pt"/>
    </style:style>
    <style:style style:name="ce55" style:family="table-cell" style:parent-style-name="Default">
      <style:table-cell-properties style:cell-protect="protected formula-hidden" style:print-content="true"/>
      <style:text-properties style:font-name="Bitstream Vera Serif" fo:font-size="16pt" style:font-size-asian="16pt" style:font-size-complex="16pt"/>
    </style:style>
    <style:style style:name="ta_extref" style:family="table">
      <style:table-properties table:display="false"/>
    </style:style>
  </office:automatic-styles>
  <office:body>
    <office:spreadsheet table:structure-protected="true" table:protection-key="mb7tkMT7cvx0AdykjlSbtwSbMkY=" table:protection-key-digest-algorithm="http://www.w3.org/2000/09/xmldsig#sha1">
      <table:content-validations>
        <table:content-validation table:name="val1" table:condition="of:cell-content-is-in-list(&quot; &quot;;&quot;Bug&quot;;&quot;Syntax&quot;;&quot;Clarity required&quot;;&quot;Against coding standards&quot;;&quot;Comments required&quot;;&quot;Question&quot;;&quot;Just a comment&quot;)" table:allow-empty-cell="true" table:display-list="sorted-ascending" table:base-cell-address="'Issue Log'.E2"/>
        <table:content-validation table:name="val2" table:condition="of:cell-content-is-in-list(&quot; &quot;;&quot;Pending&quot;;&quot;Resolved&quot;;&quot;Removed&quot;;&quot;Not done&quot;;&quot;Answered&quot;)" table:allow-empty-cell="true" table:display-list="sorted-ascending" table:base-cell-address="'Action Log'.F2"/>
      </table:content-validations>
      <table:table table:name="Review Cover" table:style-name="ta1" table:protected="true" table:protection-key="mb7tkMT7cvx0AdykjlSbtwSbMkY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10"/>
        <table:table-column table:style-name="co2" table:default-cell-style-name="ce20"/>
        <table:table-column table:style-name="co1" table:default-cell-style-name="ce20"/>
        <table:table-column table:style-name="co2" table:default-cell-style-name="ce20"/>
        <table:table-column table:style-name="co3" table:number-columns-repeated="252" table:default-cell-style-name="ce32"/>
        <table:table-row table:style-name="ro1">
          <table:table-cell table:style-name="ce1"/>
          <table:table-cell table:style-name="ce8" table:number-columns-repeated="3"/>
          <table:table-cell table:style-name="Default" table:number-columns-repeated="252"/>
        </table:table-row>
        <table:table-row table:style-name="ro2">
          <table:table-cell table:style-name="ce2" office:value-type="string" table:number-columns-spanned="4" table:number-rows-spanned="1">
            <text:p>Code Peer Review</text:p>
          </table:table-cell>
          <table:covered-table-cell table:style-name="ce8"/>
          <table:covered-table-cell table:style-name="ce8"/>
          <table:covered-table-cell table:style-name="ce8"/>
          <table:table-cell table:style-name="Default" table:number-columns-repeated="252"/>
        </table:table-row>
        <table:table-row table:style-name="ro1">
          <table:table-cell table:style-name="ce1"/>
          <table:table-cell table:style-name="ce8" table:number-columns-repeated="3"/>
          <table:table-cell table:style-name="Default" table:number-columns-repeated="252"/>
        </table:table-row>
        <table:table-row table:style-name="ro3">
          <table:table-cell table:style-name="ce3" office:value-type="string" table:number-columns-spanned="4" table:number-rows-spanned="1">
            <text:p>Review Period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252"/>
        </table:table-row>
        <table:table-row table:style-name="ro4">
          <table:table-cell table:style-name="ce4" office:value-type="string">
            <text:p>Start</text:p>
          </table:table-cell>
          <table:table-cell table:style-name="ce12" office:value-type="date" office:date-value="2010-12-15">
            <text:p>2010-12-15</text:p>
          </table:table-cell>
          <table:table-cell table:style-name="ce4" office:value-type="string">
            <text:p>End</text:p>
          </table:table-cell>
          <table:table-cell table:style-name="ce12" office:value-type="date" office:date-value="2011-02-22">
            <text:p>2011-02-22</text:p>
          </table:table-cell>
          <table:table-cell table:number-columns-repeated="252"/>
        </table:table-row>
        <table:table-row table:style-name="ro1" table:number-rows-repeated="3">
          <table:table-cell table:style-name="ce5" table:number-columns-repeated="4"/>
          <table:table-cell table:style-name="Default" table:number-columns-repeated="252"/>
        </table:table-row>
        <table:table-row table:style-name="ro3">
          <table:table-cell table:style-name="ce3" office:value-type="string" table:number-columns-spanned="4" table:number-rows-spanned="1">
            <text:p>Reviewer</text:p>
          </table:table-cell>
          <table:covered-table-cell table:style-name="ce13"/>
          <table:covered-table-cell table:style-name="ce21"/>
          <table:covered-table-cell table:style-name="ce21"/>
          <table:table-cell table:number-columns-repeated="252"/>
        </table:table-row>
        <table:table-row table:style-name="ro4">
          <table:table-cell table:style-name="ce4" office:value-type="string">
            <text:p>Name:</text:p>
          </table:table-cell>
          <table:table-cell table:style-name="ce14" office:value-type="string" table:number-columns-spanned="3" table:number-rows-spanned="1">
            <text:p>Guillaume Olivrin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4">
          <table:table-cell table:style-name="ce4" office:value-type="string">
            <text:p>Email:</text:p>
          </table:table-cell>
          <table:table-cell table:style-name="ce14" office:value-type="string" table:number-columns-spanned="3" table:number-rows-spanned="1">
            <text:p><text:a xlink:href="mailto:golivrin@csir.co.za">golivrin@csir.co.za</text:a>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4">
          <table:table-cell table:style-name="ce4" office:value-type="string">
            <text:p>Tel:</text:p>
          </table:table-cell>
          <table:table-cell table:style-name="ce14" office:value-type="string" table:number-columns-spanned="3" table:number-rows-spanned="1">
            <text:p>0128413253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4">
          <table:table-cell table:style-name="ce4" office:value-type="string">
            <text:p>Department:</text:p>
          </table:table-cell>
          <table:table-cell table:style-name="ce14" office:value-type="string" table:number-columns-spanned="3" table:number-rows-spanned="1">
            <text:p>CSIR Meraka Institute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1" table:number-rows-repeated="2">
          <table:table-cell table:style-name="ce6"/>
          <table:table-cell table:style-name="ce8"/>
          <table:table-cell table:style-name="ce5" table:number-columns-repeated="2"/>
          <table:table-cell table:style-name="Default" table:number-columns-repeated="252"/>
        </table:table-row>
        <table:table-row table:style-name="ro1">
          <table:table-cell table:style-name="ce6"/>
          <table:table-cell table:style-name="ce8"/>
          <table:table-cell table:style-name="ce6"/>
          <table:table-cell table:style-name="ce8"/>
          <table:table-cell table:style-name="Default" table:number-columns-repeated="252"/>
        </table:table-row>
        <table:table-row table:style-name="ro3">
          <table:table-cell table:style-name="ce3" office:value-type="string" table:number-columns-spanned="4" table:number-rows-spanned="1">
            <text:p>Developer</text:p>
          </table:table-cell>
          <table:covered-table-cell table:style-name="ce11"/>
          <table:covered-table-cell table:style-name="ce23"/>
          <table:covered-table-cell table:style-name="ce28"/>
          <table:table-cell table:number-columns-repeated="252"/>
        </table:table-row>
        <table:table-row table:style-name="ro4">
          <table:table-cell table:style-name="ce4" office:value-type="string">
            <text:p>Name:</text:p>
          </table:table-cell>
          <table:table-cell table:style-name="ce14" office:value-type="string" table:number-columns-spanned="3" table:number-rows-spanned="1">
            <text:p>Willem van der Walt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4">
          <table:table-cell table:style-name="ce4" office:value-type="string">
            <text:p>Email:</text:p>
          </table:table-cell>
          <table:table-cell table:style-name="ce14" office:value-type="string" table:number-columns-spanned="3" table:number-rows-spanned="1">
            <text:p><text:a xlink:href="mailto:wvdwalt@csir.co.za">wvdwalt@csir.co.za</text:a>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4">
          <table:table-cell table:style-name="ce4" office:value-type="string">
            <text:p>Tel:</text:p>
          </table:table-cell>
          <table:table-cell table:style-name="ce14" office:value-type="string" table:number-columns-spanned="3" table:number-rows-spanned="1">
            <text:p>0128413792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4">
          <table:table-cell table:style-name="ce4" office:value-type="string">
            <text:p>Department:</text:p>
          </table:table-cell>
          <table:table-cell table:style-name="ce14" office:value-type="string" table:number-columns-spanned="3" table:number-rows-spanned="1">
            <text:p>CSIR Meraka Institute</text:p>
          </table:table-cell>
          <table:covered-table-cell table:style-name="ce22"/>
          <table:covered-table-cell table:style-name="ce22"/>
          <table:table-cell table:number-columns-repeated="252"/>
        </table:table-row>
        <table:table-row table:style-name="ro1">
          <table:table-cell table:style-name="ce6"/>
          <table:table-cell table:style-name="ce8"/>
          <table:table-cell table:style-name="ce5" table:number-columns-repeated="2"/>
          <table:table-cell table:style-name="Default" table:number-columns-repeated="252"/>
        </table:table-row>
        <table:table-row table:style-name="ro1">
          <table:table-cell table:style-name="ce6"/>
          <table:table-cell table:style-name="ce15"/>
          <table:table-cell table:style-name="ce5" table:number-columns-repeated="2"/>
          <table:table-cell table:style-name="Default" table:number-columns-repeated="252"/>
        </table:table-row>
        <table:table-row table:style-name="ro1">
          <table:table-cell table:style-name="ce6"/>
          <table:table-cell table:style-name="ce8"/>
          <table:table-cell table:style-name="ce5" table:number-columns-repeated="2"/>
          <table:table-cell table:style-name="Default" table:number-columns-repeated="252"/>
        </table:table-row>
        <table:table-row table:style-name="ro3">
          <table:table-cell table:style-name="ce3" office:value-type="string" table:number-columns-spanned="4" table:number-rows-spanned="1">
            <text:p>Project Details</text:p>
          </table:table-cell>
          <table:covered-table-cell table:style-name="ce16"/>
          <table:covered-table-cell table:style-name="ce24"/>
          <table:covered-table-cell table:style-name="ce29"/>
          <table:table-cell table:number-columns-repeated="252"/>
        </table:table-row>
        <table:table-row table:style-name="ro4">
          <table:table-cell table:style-name="ce4" office:value-type="string">
            <text:p>Project Number:</text:p>
          </table:table-cell>
          <table:table-cell table:style-name="ce17" table:number-columns-spanned="3" table:number-rows-spanned="1"/>
          <table:covered-table-cell table:style-name="ce25"/>
          <table:covered-table-cell table:style-name="ce25"/>
          <table:table-cell table:number-columns-repeated="252"/>
        </table:table-row>
        <table:table-row table:style-name="ro4">
          <table:table-cell table:style-name="ce4" office:value-type="string">
            <text:p>Project Description:</text:p>
          </table:table-cell>
          <table:table-cell table:style-name="ce17" office:value-type="string" table:number-columns-spanned="3" table:number-rows-spanned="1">
            <text:p>Digital Audio Editor (for the Blind)</text:p>
          </table:table-cell>
          <table:covered-table-cell table:style-name="ce25"/>
          <table:covered-table-cell table:style-name="ce25"/>
          <table:table-cell table:number-columns-repeated="252"/>
        </table:table-row>
        <table:table-row table:style-name="ro4">
          <table:table-cell table:style-name="ce4" office:value-type="string">
            <text:p>Project Leader:</text:p>
          </table:table-cell>
          <table:table-cell table:style-name="ce17" office:value-type="string" table:number-columns-spanned="3" table:number-rows-spanned="1">
            <text:p>Willem van der Walt</text:p>
          </table:table-cell>
          <table:covered-table-cell table:style-name="ce25"/>
          <table:covered-table-cell table:style-name="ce25"/>
          <table:table-cell table:number-columns-repeated="252"/>
        </table:table-row>
        <table:table-row table:style-name="ro4">
          <table:table-cell table:style-name="ce4" office:value-type="string">
            <text:p>Project Manager:</text:p>
          </table:table-cell>
          <table:table-cell table:style-name="ce17" table:number-columns-spanned="3" table:number-rows-spanned="1"/>
          <table:covered-table-cell table:style-name="ce26"/>
          <table:covered-table-cell table:style-name="ce26"/>
          <table:table-cell table:number-columns-repeated="252"/>
        </table:table-row>
        <table:table-row table:style-name="ro4">
          <table:table-cell table:style-name="ce4" office:value-type="string">
            <text:p>Outcomes Manager:</text:p>
          </table:table-cell>
          <table:table-cell table:style-name="ce17" office:value-type="string" table:number-columns-spanned="3" table:number-rows-spanned="1">
            <text:p>Nicki Koorbanally</text:p>
          </table:table-cell>
          <table:covered-table-cell table:style-name="ce26"/>
          <table:covered-table-cell table:style-name="ce26"/>
          <table:table-cell table:number-columns-repeated="252"/>
        </table:table-row>
        <table:table-row table:style-name="ro1" table:number-rows-repeated="3">
          <table:table-cell table:style-name="ce6"/>
          <table:table-cell table:style-name="ce8"/>
          <table:table-cell table:style-name="ce5" table:number-columns-repeated="2"/>
          <table:table-cell table:style-name="Default" table:number-columns-repeated="252"/>
        </table:table-row>
        <table:table-row table:style-name="ro1">
          <table:table-cell table:style-name="ce5"/>
          <table:table-cell table:style-name="ce8"/>
          <table:table-cell table:style-name="ce5" table:number-columns-repeated="2"/>
          <table:table-cell table:style-name="Default" table:number-columns-repeated="252"/>
        </table:table-row>
        <table:table-row table:style-name="ro3">
          <table:table-cell table:style-name="ce3" office:value-type="string" table:number-columns-spanned="4" table:number-rows-spanned="1">
            <text:p>Scope of Review</text:p>
          </table:table-cell>
          <table:covered-table-cell table:style-name="ce18"/>
          <table:covered-table-cell table:style-name="ce18"/>
          <table:covered-table-cell table:style-name="ce30"/>
          <table:table-cell table:number-columns-repeated="252"/>
        </table:table-row>
        <table:table-row table:style-name="ro5">
          <table:table-cell table:style-name="ce7" office:value-type="string" table:number-columns-spanned="4" table:number-rows-spanned="1">
            <text:p>Verified that the technology package released conforms to our OSS release guidelines,</text:p>
            <text:p>Checked source code, tested typical use cases listed in manual.</text:p>
            <text:p>Review performed on latest files available on local repository at <text:a xlink:href="http://goblin.icomtek.csir.co.za/svn/dae/trunk">http://goblin.icomtek.csir.co.za/svn/dae/trunk</text:a> and packaged version dae-latest.tar.bz2</text:p>
          </table:table-cell>
          <table:covered-table-cell table:style-name="ce19"/>
          <table:covered-table-cell table:style-name="ce19"/>
          <table:covered-table-cell table:style-name="ce31"/>
          <table:table-cell table:number-columns-repeated="252"/>
        </table:table-row>
        <table:table-row table:style-name="ro6" table:number-rows-repeated="3">
          <table:table-cell table:style-name="ce8" table:number-columns-repeated="4"/>
          <table:table-cell table:style-name="Default" table:number-columns-repeated="252"/>
        </table:table-row>
        <table:table-row table:style-name="ro3">
          <table:table-cell table:style-name="ce3" office:value-type="string" table:number-columns-spanned="4" table:number-rows-spanned="1">
            <text:p>Review file list</text:p>
          </table:table-cell>
          <table:covered-table-cell table:style-name="ce13"/>
          <table:covered-table-cell table:style-name="ce13"/>
          <table:covered-table-cell table:style-name="ce13"/>
          <table:table-cell table:number-columns-repeated="252"/>
        </table:table-row>
        <table:table-row table:style-name="ro4">
          <table:table-cell table:style-name="ce9" office:value-type="string">
            <text:p>File Number</text:p>
          </table:table-cell>
          <table:table-cell table:style-name="ce9" office:value-type="string" table:number-columns-spanned="2" table:number-rows-spanned="1">
            <text:p>Filename</text:p>
          </table:table-cell>
          <table:covered-table-cell table:style-name="ce27"/>
          <table:table-cell table:style-name="ce9" office:value-type="string">
            <text:p>Description</text:p>
          </table:table-cell>
          <table:table-cell table:number-columns-repeated="252"/>
        </table:table-row>
        <table:table-row table:style-name="ro4">
          <table:table-cell office:value-type="float" office:value="1">
            <text:p>1</text:p>
          </table:table-cell>
          <table:table-cell office:value-type="string" table:number-columns-spanned="2" table:number-rows-spanned="1">
            <text:p>dae.py</text:p>
          </table:table-cell>
          <table:covered-table-cell/>
          <table:table-cell office:value-type="string">
            <text:p>Main program</text:p>
          </table:table-cell>
          <table:table-cell table:number-columns-repeated="252"/>
        </table:table-row>
        <table:table-row table:style-name="ro4">
          <table:table-cell office:value-type="float" office:value="2">
            <text:p>2</text:p>
          </table:table-cell>
          <table:table-cell office:value-type="string" table:number-columns-spanned="2" table:number-rows-spanned="1">
            <text:p>catchkey</text:p>
          </table:table-cell>
          <table:covered-table-cell/>
          <table:table-cell office:value-type="string">
            <text:p>Library</text:p>
          </table:table-cell>
          <table:table-cell table:number-columns-repeated="252"/>
        </table:table-row>
        <table:table-row table:style-name="ro4">
          <table:table-cell office:value-type="float" office:value="3">
            <text:p>3</text:p>
          </table:table-cell>
          <table:table-cell office:value-type="string" table:number-columns-spanned="2" table:number-rows-spanned="1">
            <text:p>pickafile</text:p>
          </table:table-cell>
          <table:covered-table-cell/>
          <table:table-cell office:value-type="string">
            <text:p>Library</text:p>
          </table:table-cell>
          <table:table-cell table:number-columns-repeated="252"/>
        </table:table-row>
        <table:table-row table:style-name="ro4">
          <table:table-cell office:value-type="float" office:value="4">
            <text:p>4</text:p>
          </table:table-cell>
          <table:table-cell office:value-type="string" table:number-columns-spanned="2" table:number-rows-spanned="1">
            <text:p>audioeditor.txt</text:p>
          </table:table-cell>
          <table:covered-table-cell/>
          <table:table-cell office:value-type="string">
            <text:p>Design Document</text:p>
          </table:table-cell>
          <table:table-cell table:number-columns-repeated="252"/>
        </table:table-row>
        <table:table-row table:style-name="ro4">
          <table:table-cell office:value-type="float" office:value="5">
            <text:p>5</text:p>
          </table:table-cell>
          <table:table-cell office:value-type="string" table:number-columns-spanned="2" table:number-rows-spanned="1">
            <text:p>user_guide.txt</text:p>
          </table:table-cell>
          <table:covered-table-cell/>
          <table:table-cell office:value-type="string">
            <text:p>User Manual</text:p>
          </table:table-cell>
          <table:table-cell table:number-columns-repeated="252"/>
        </table:table-row>
        <table:table-row table:style-name="ro4">
          <table:table-cell office:value-type="float" office:value="6">
            <text:p>6</text:p>
          </table:table-cell>
          <table:table-cell office:value-type="string" table:number-columns-spanned="2" table:number-rows-spanned="1">
            <text:p>README</text:p>
          </table:table-cell>
          <table:covered-table-cell/>
          <table:table-cell office:value-type="string">
            <text:p>Program Readme</text:p>
          </table:table-cell>
          <table:table-cell table:number-columns-repeated="252"/>
        </table:table-row>
        <table:table-row table:style-name="ro4">
          <table:table-cell office:value-type="float" office:value="7">
            <text:p>7</text:p>
          </table:table-cell>
          <table:table-cell office:value-type="string" table:number-columns-spanned="2" table:number-rows-spanned="1">
            <text:p>install.sh</text:p>
          </table:table-cell>
          <table:covered-table-cell/>
          <table:table-cell office:value-type="string">
            <text:p>Program Installer</text:p>
          </table:table-cell>
          <table:table-cell table:number-columns-repeated="252"/>
        </table:table-row>
        <table:table-row table:style-name="ro4">
          <table:table-cell office:value-type="float" office:value="8">
            <text:p>8</text:p>
          </table:table-cell>
          <table:table-cell office:value-type="string" table:number-columns-spanned="2" table:number-rows-spanned="1">
            <text:p>INSTALL</text:p>
          </table:table-cell>
          <table:covered-table-cell/>
          <table:table-cell office:value-type="string">
            <text:p>Installation Manual</text:p>
          </table:table-cell>
          <table:table-cell table:number-columns-repeated="252"/>
        </table:table-row>
        <table:table-row table:style-name="ro4">
          <table:table-cell office:value-type="float" office:value="9">
            <text:p>9</text:p>
          </table:table-cell>
          <table:table-cell office:value-type="string" table:number-columns-spanned="2" table:number-rows-spanned="1">
            <text:p>geterm</text:p>
          </table:table-cell>
          <table:covered-table-cell/>
          <table:table-cell office:value-type="string">
            <text:p>Library</text:p>
          </table:table-cell>
          <table:table-cell table:number-columns-repeated="252"/>
        </table:table-row>
        <table:table-row table:style-name="ro4">
          <table:table-cell office:value-type="float" office:value="10">
            <text:p>10</text:p>
          </table:table-cell>
          <table:table-cell office:value-type="string" table:number-columns-spanned="2" table:number-rows-spanned="1">
            <text:p>COPYING</text:p>
          </table:table-cell>
          <table:covered-table-cell/>
          <table:table-cell office:value-type="string">
            <text:p>License notice</text:p>
          </table:table-cell>
          <table:table-cell table:number-columns-repeated="252"/>
        </table:table-row>
        <table:table-row table:style-name="ro4">
          <table:table-cell office:value-type="float" office:value="11">
            <text:p>11</text:p>
          </table:table-cell>
          <table:table-cell office:value-type="string" table:number-columns-spanned="2" table:number-rows-spanned="1">
            <text:p>Dae.1</text:p>
          </table:table-cell>
          <table:covered-table-cell/>
          <table:table-cell office:value-type="string">
            <text:p>Man unix entry</text:p>
          </table:table-cell>
          <table:table-cell table:number-columns-repeated="252"/>
        </table:table-row>
        <table:table-row table:style-name="ro4">
          <table:table-cell office:value-type="float" office:value="12">
            <text:p>12</text:p>
          </table:table-cell>
          <table:table-cell office:value-type="string" table:number-columns-spanned="2" table:number-rows-spanned="1">
            <text:p>tutorial/dae_tutorial.ogg</text:p>
          </table:table-cell>
          <table:covered-table-cell/>
          <table:table-cell office:value-type="string">
            <text:p>Audio tutorial</text:p>
          </table:table-cell>
          <table:table-cell table:number-columns-repeated="252"/>
        </table:table-row>
        <table:table-row table:style-name="ro4">
          <table:table-cell office:value-type="float" office:value="13">
            <text:p>13</text:p>
          </table:table-cell>
          <table:table-cell office:value-type="string" table:number-columns-spanned="2" table:number-rows-spanned="1">
            <text:p>tutorial/duty.wav</text:p>
          </table:table-cell>
          <table:covered-table-cell/>
          <table:table-cell office:value-type="string">
            <text:p>Example tutorial work file</text:p>
          </table:table-cell>
          <table:table-cell table:number-columns-repeated="252"/>
        </table:table-row>
        <table:table-row table:style-name="ro4">
          <table:table-cell office:value-type="float" office:value="14">
            <text:p>14</text:p>
          </table:table-cell>
          <table:table-cell office:value-type="string" table:number-columns-spanned="2" table:number-rows-spanned="1">
            <text:p>Changelog</text:p>
          </table:table-cell>
          <table:covered-table-cell/>
          <table:table-cell office:value-type="string">
            <text:p>Changelog</text:p>
          </table:table-cell>
          <table:table-cell table:number-columns-repeated="252"/>
        </table:table-row>
        <table:table-row table:style-name="ro4">
          <table:table-cell office:value-type="float" office:value="15">
            <text:p>15</text:p>
          </table:table-cell>
          <table:table-cell table:number-columns-spanned="2" table:number-rows-spanned="1"/>
          <table:covered-table-cell/>
          <table:table-cell table:number-columns-repeated="253"/>
        </table:table-row>
        <table:table-row table:style-name="ro4">
          <table:table-cell office:value-type="float" office:value="16">
            <text:p>16</text:p>
          </table:table-cell>
          <table:table-cell table:number-columns-spanned="2" table:number-rows-spanned="1"/>
          <table:covered-table-cell/>
          <table:table-cell table:number-columns-repeated="253"/>
        </table:table-row>
        <table:table-row table:style-name="ro4">
          <table:table-cell office:value-type="float" office:value="17">
            <text:p>17</text:p>
          </table:table-cell>
          <table:table-cell table:number-columns-spanned="2" table:number-rows-spanned="1"/>
          <table:covered-table-cell/>
          <table:table-cell table:number-columns-repeated="253"/>
        </table:table-row>
        <table:table-row table:style-name="ro4">
          <table:table-cell office:value-type="float" office:value="18">
            <text:p>18</text:p>
          </table:table-cell>
          <table:table-cell table:number-columns-spanned="2" table:number-rows-spanned="1"/>
          <table:covered-table-cell/>
          <table:table-cell table:number-columns-repeated="253"/>
        </table:table-row>
        <table:table-row table:style-name="ro4">
          <table:table-cell office:value-type="float" office:value="19">
            <text:p>19</text:p>
          </table:table-cell>
          <table:table-cell table:number-columns-spanned="2" table:number-rows-spanned="1"/>
          <table:covered-table-cell/>
          <table:table-cell table:number-columns-repeated="253"/>
        </table:table-row>
        <table:table-row table:style-name="ro4">
          <table:table-cell office:value-type="float" office:value="20">
            <text:p>20</text:p>
          </table:table-cell>
          <table:table-cell table:number-columns-spanned="2" table:number-rows-spanned="1"/>
          <table:covered-table-cell/>
          <table:table-cell table:number-columns-repeated="253"/>
        </table:table-row>
      </table:table>
      <table:table table:name="Issue Log" table:style-name="ta1" table:protected="true" table:protection-key="mb7tkMT7cvx0AdykjlSbtwSbMkY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7"/>
        <table:table-column table:style-name="co8" table:default-cell-style-name="Default"/>
        <table:table-row table:style-name="ro4">
          <table:table-cell table:style-name="ce33" office:value-type="string">
            <text:p>Number</text:p>
          </table:table-cell>
          <table:table-cell table:style-name="ce33" office:value-type="string">
            <text:p>Filename</text:p>
          </table:table-cell>
          <table:table-cell table:style-name="ce33" office:value-type="string">
            <text:p>Code Line</text:p>
          </table:table-cell>
          <table:table-cell table:style-name="ce36" office:value-type="string">
            <text:p>Issue Description</text:p>
          </table:table-cell>
          <table:table-cell table:style-name="ce33" office:value-type="string">
            <text:p>Issue identification</text:p>
          </table:table-cell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5" office:value-type="string">
            <text:p>dae.py</text:p>
          </table:table-cell>
          <table:table-cell table:style-name="ce35"/>
          <table:table-cell table:style-name="ce35" office:value-type="string">
            <text:p>Fix rewinding</text:p>
          </table:table-cell>
          <table:table-cell table:style-name="ce35" table:content-validation-name="val1" office:value-type="string">
            <text:p><text:s/></text:p>
          </table:table-cell>
        </table:table-row>
        <table:table-row table:style-name="ro7">
          <table:table-cell table:style-name="ce35" office:value-type="float" office:value="2">
            <text:p>2</text:p>
          </table:table-cell>
          <table:table-cell table:style-name="ce35" office:value-type="string">
            <text:p>dae.py, catchkey, pickafile</text:p>
          </table:table-cell>
          <table:table-cell table:style-name="ce35" office:value-type="float" office:value="0">
            <text:p>0</text:p>
          </table:table-cell>
          <table:table-cell table:style-name="ce35" office:value-type="string">
            <text:p>Add License header to each files (GNU General Public License v2 +) and Author 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5" office:value-type="string">
            <text:p>dae, dae.py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for less confusion between Python and Perl DAE, mv dae dae.perl or dae.pl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8">
          <table:table-cell table:style-name="ce35" office:value-type="float" office:value="4">
            <text:p>4</text:p>
          </table:table-cell>
          <table:table-cell table:style-name="ce35" office:value-type="string">
            <text:p>dae.py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problem when using python2.5 (no longer packaged) not finding pyeca. Solved forcing python2.6. Fix the dae script to invoke python, not python2.5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9">
          <table:table-cell table:style-name="ce35" office:value-type="float" office:value="5">
            <text:p>5</text:p>
          </table:table-cell>
          <table:table-cell table:style-name="ce35" office:value-type="string">
            <text:p>dae.py, user_guide.txt</text:p>
          </table:table-cell>
          <table:table-cell table:style-name="ce35"/>
          <table:table-cell table:style-name="ce35" office:value-type="string">
            <text:p>problem using dae under a graphical console command prompt. The function keys F1 etc are not caught, all receive 0 or start another app. Add this to documentation, that DAE must be run from a non-graphical shell terminal environment. (e.g. ctrl-alt-2) Detect when in non console mode and warn?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 office:value-type="float" office:value="6">
            <text:p>6</text:p>
          </table:table-cell>
          <table:table-cell table:style-name="ce35" office:value-type="string">
            <text:p>pickafile</text:p>
          </table:table-cell>
          <table:table-cell table:style-name="ce35" office:value-type="float" office:value="52">
            <text:p>52</text:p>
          </table:table-cell>
          <table:table-cell table:style-name="ce35" office:value-type="string">
            <text:p>getterm: command not found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 office:value-type="float" office:value="7">
            <text:p>7</text:p>
          </table:table-cell>
          <table:table-cell table:style-name="ce35"/>
          <table:table-cell table:style-name="ce35"/>
          <table:table-cell table:style-name="ce35" office:value-type="string">
            <text:p>mp3 not fully supported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 office:value-type="float" office:value="8">
            <text:p>8</text:p>
          </table:table-cell>
          <table:table-cell table:style-name="ce35"/>
          <table:table-cell table:style-name="ce35"/>
          <table:table-cell table:style-name="ce35" office:value-type="string">
            <text:p>ogg not fully supported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8">
          <table:table-cell table:style-name="ce35" office:value-type="float" office:value="9">
            <text:p>9</text:p>
          </table:table-cell>
          <table:table-cell table:style-name="ce35" office:value-type="string">
            <text:p>dae.py, catchkey, pickafile</text:p>
          </table:table-cell>
          <table:table-cell table:style-name="ce35"/>
          <table:table-cell table:style-name="ce35" office:value-type="string">
            <text:p>Install script to check/get library dependencies, run as sudo to copy dae.py to /usr/bin/dae, catchkey to /usr/bin/catchkey, pickafile to /usr/bin/pickafile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 office:value-type="float" office:value="10">
            <text:p>10</text:p>
          </table:table-cell>
          <table:table-cell table:style-name="ce35" office:value-type="string">
            <text:p>user_guide.txt</text:p>
          </table:table-cell>
          <table:table-cell table:style-name="ce35"/>
          <table:table-cell table:style-name="ce35" office:value-type="string">
            <text:p>INSTALLATION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10">
          <table:table-cell table:style-name="ce35" office:value-type="float" office:value="11">
            <text:p>11</text:p>
          </table:table-cell>
          <table:table-cell table:style-name="ce35" office:value-type="string">
            <text:p>lib</text:p>
          </table:table-cell>
          <table:table-cell table:style-name="ce35"/>
          <table:table-cell table:style-name="ce35" office:value-type="string">
            <text:p>Upon quitting / recording / inserting file:</text:p>
            <text:p>Exception attribute error: “'non type' object as no attribute 'maxint'” in &lt;Bounded method Popen3.__delete__ of popen2.Popen3 instance ...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11">
          <table:table-cell table:style-name="ce35" office:value-type="float" office:value="12">
            <text:p>12</text:p>
          </table:table-cell>
          <table:table-cell table:style-name="ce35"/>
          <table:table-cell table:style-name="ce35" office:value-type="string">
            <text:p>579, module user_control(),</text:p>
            <text:p>525 record_realtime()</text:p>
            <text:p>326 insert_file(“realtime.wav”, mainpos <text:s/>),</text:p>
            <text:p>461 in insert_file os.unlink(infile)</text:p>
            <text:p/>
          </table:table-cell>
          <table:table-cell table:style-name="ce35" office:value-type="string">
            <text:p>Problem during recording</text:p>
            <text:p>OSError : no such file or directory “guirecords.wav”</text:p>
            <text:p>Does the file needs to be created before recording? Yes, touch guidrecords.wav seems to solve it</text:p>
          </table:table-cell>
          <table:table-cell table:style-name="ce38" table:content-validation-name="val1" office:value-type="string">
            <text:p><text:s/></text:p>
          </table:table-cell>
        </table:table-row>
        <table:table-row table:style-name="ro10">
          <table:table-cell table:style-name="ce35"/>
          <table:table-cell table:style-name="ce35" office:value-type="string">
            <text:p>dae.py</text:p>
          </table:table-cell>
          <table:table-cell table:style-name="ce35"/>
          <table:table-cell table:style-name="ce35" office:value-type="string">
            <text:p>playback doesn't seem to work reliably. When pressing F1 to play and then checking the progression of the playback using the w key, it seems that the playback literally jumps from 0 to the end of file position.</text:p>
          </table:table-cell>
          <table:table-cell table:style-name="ce38" table:content-validation-name="val1"/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>
          <table:table-cell table:style-name="ce35"/>
          <table:table-cell table:style-name="ce35"/>
          <table:table-cell table:style-name="ce35"/>
          <table:table-cell table:style-name="ce35"/>
          <table:table-cell table:style-name="ce38" table:content-validation-name="val1" office:value-type="string">
            <text:p><text:s/></text:p>
          </table:table-cell>
        </table:table-row>
        <table:table-row table:style-name="ro4" table:number-rows-repeated="654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Action Log" table:style-name="ta1" table:protected="true" table:protection-key="mb7tkMT7cvx0AdykjlSbtwSbMkY=" table:protection-key-digest-algorithm="http://www.w3.org/2000/09/xmldsig#sha1" table:print="false">
        <table:table-protection table:select-protected-cells="true" table:select-unprotected-cells="true"/>
        <table:table-column table:style-name="co4" table:default-cell-style-name="ce35"/>
        <table:table-column table:style-name="co9" table:default-cell-style-name="ce35"/>
        <table:table-column table:style-name="co6" table:default-cell-style-name="ce35"/>
        <table:table-column table:style-name="co10" table:default-cell-style-name="ce39"/>
        <table:table-column table:style-name="co10" table:default-cell-style-name="ce38"/>
        <table:table-column table:style-name="co11" table:default-cell-style-name="ce38"/>
        <table:table-column table:style-name="co12" table:default-cell-style-name="ce43"/>
        <table:table-row table:style-name="ro4">
          <table:table-cell table:style-name="ce33" office:value-type="string">
            <text:p>Number</text:p>
          </table:table-cell>
          <table:table-cell table:style-name="ce33" office:value-type="string">
            <text:p>Filename</text:p>
          </table:table-cell>
          <table:table-cell table:style-name="ce33" office:value-type="string">
            <text:p>Code Line</text:p>
          </table:table-cell>
          <table:table-cell table:style-name="ce36" office:value-type="string">
            <text:p>Issue Description</text:p>
          </table:table-cell>
          <table:table-cell table:style-name="ce36" office:value-type="string">
            <text:p>Resolution Comment</text:p>
          </table:table-cell>
          <table:table-cell table:style-name="ce33" office:value-type="string">
            <text:p>Resolution Status</text:p>
          </table:table-cell>
          <table:table-cell table:style-name="ce33" office:value-type="string">
            <text:p>Resolution close date</text:p>
          </table:table-cell>
        </table:table-row>
        <table:table-row table:style-name="ro4">
          <table:table-cell table:formula="of:=IF(ISBLANK(['Issue Log'.A2]); &quot;&quot;;['Issue Log'.A2])" office:value-type="float" office:value="1">
            <text:p>1</text:p>
          </table:table-cell>
          <table:table-cell table:formula="of:=IF(ISBLANK(['Issue Log'.B2]); &quot;&quot;;['Issue Log'.B2])" office:value-type="string" office:string-value="dae.py">
            <text:p>dae.py</text:p>
          </table:table-cell>
          <table:table-cell table:formula="of:=IF(ISBLANK(['Issue Log'.C2]); &quot;&quot;;['Issue Log'.C2])">
            <text:p/>
          </table:table-cell>
          <table:table-cell table:formula="of:=IF(ISBLANK(['Issue Log'.D2]); &quot;&quot;;['Issue Log'.D2])" office:value-type="string" office:string-value="Fix rewinding">
            <text:p>Fix rewinding</text:p>
          </table:table-cell>
          <table:table-cell office:value-type="string">
            <text:p>Fixed</text:p>
          </table:table-cell>
          <table:table-cell table:style-name="ce35" table:content-validation-name="val2" office:value-type="string">
            <text:p>Resolved</text:p>
          </table:table-cell>
          <table:table-cell table:style-name="ce41" office:value-type="date" office:date-value="2011-01-18">
            <text:p>2011-01-18</text:p>
          </table:table-cell>
        </table:table-row>
        <table:table-row table:style-name="ro12">
          <table:table-cell table:formula="of:=IF(ISBLANK(['Issue Log'.A3]); &quot;&quot;;['Issue Log'.A3])" office:value-type="float" office:value="2">
            <text:p>2</text:p>
          </table:table-cell>
          <table:table-cell table:formula="of:=IF(ISBLANK(['Issue Log'.B3]); &quot;&quot;;['Issue Log'.B3])" office:value-type="string" office:string-value="dae.py, catchkey, pickafile">
            <text:p>dae.py, catchkey, pickafile</text:p>
          </table:table-cell>
          <table:table-cell table:formula="of:=IF(ISBLANK(['Issue Log'.C3]); &quot;&quot;;['Issue Log'.C3])" office:value-type="float" office:value="0">
            <text:p>0</text:p>
          </table:table-cell>
          <table:table-cell table:formula="of:=IF(ISBLANK(['Issue Log'.D3]); &quot;&quot;;['Issue Log'.D3])" office:value-type="string" office:string-value="Add License header to each files (GNU General Public License v2 +) and Author ">
            <text:p>Add License header to each files (GNU General Public License v2 +) and Author </text:p>
          </table:table-cell>
          <table:table-cell office:value-type="string">
            <text:p>COPYING</text:p>
          </table:table-cell>
          <table:table-cell table:content-validation-name="val2" office:value-type="string">
            <text:p>Resolved</text:p>
          </table:table-cell>
          <table:table-cell table:style-name="ce42" office:value-type="date" office:date-value="2011-02-17">
            <text:p>2011-02-17</text:p>
          </table:table-cell>
        </table:table-row>
        <table:table-row table:style-name="ro12">
          <table:table-cell table:formula="of:=IF(ISBLANK(['Issue Log'.A4]); &quot;&quot;;['Issue Log'.A4])" office:value-type="float" office:value="3">
            <text:p>3</text:p>
          </table:table-cell>
          <table:table-cell table:formula="of:=IF(ISBLANK(['Issue Log'.B4]); &quot;&quot;;['Issue Log'.B4])" office:value-type="string" office:string-value="dae, dae.py">
            <text:p>dae, dae.py</text:p>
          </table:table-cell>
          <table:table-cell table:formula="of:=IF(ISBLANK(['Issue Log'.C4]); &quot;&quot;;['Issue Log'.C4])" office:value-type="float" office:value="1">
            <text:p>1</text:p>
          </table:table-cell>
          <table:table-cell table:formula="of:=IF(ISBLANK(['Issue Log'.D4]); &quot;&quot;;['Issue Log'.D4])" office:value-type="string" office:string-value="for less confusion between Python and Perl DAE, mv dae dae.perl or dae.pl">
            <text:p>for less confusion between Python and Perl DAE, mv dae dae.perl or dae.pl</text:p>
          </table:table-cell>
          <table:table-cell office:value-type="string">
            <text:p>Perl code moved to separate directory and excluded from deliverable.</text:p>
          </table:table-cell>
          <table:table-cell table:content-validation-name="val2" office:value-type="string">
            <text:p>Resolved</text:p>
          </table:table-cell>
          <table:table-cell table:style-name="ce42" office:value-type="date" office:date-value="2011-02-17">
            <text:p>2011-02-17</text:p>
          </table:table-cell>
        </table:table-row>
        <table:table-row table:style-name="ro13">
          <table:table-cell table:formula="of:=IF(ISBLANK(['Issue Log'.A5]); &quot;&quot;;['Issue Log'.A5])" office:value-type="float" office:value="4">
            <text:p>4</text:p>
          </table:table-cell>
          <table:table-cell table:formula="of:=IF(ISBLANK(['Issue Log'.B5]); &quot;&quot;;['Issue Log'.B5])" office:value-type="string" office:string-value="dae.py">
            <text:p>dae.py</text:p>
          </table:table-cell>
          <table:table-cell table:formula="of:=IF(ISBLANK(['Issue Log'.C5]); &quot;&quot;;['Issue Log'.C5])" office:value-type="float" office:value="1">
            <text:p>1</text:p>
          </table:table-cell>
          <table:table-cell table:formula="of:=IF(ISBLANK(['Issue Log'.D5]); &quot;&quot;;['Issue Log'.D5])" office:value-type="string" office:string-value="problem when using python2.5 (no longer packaged) not finding pyeca. Solved forcing python2.6. Fix the dae script to invoke python, not python2.5">
            <text:p>problem when using python2.5 (no longer packaged) not finding pyeca. Solved forcing python2.6. Fix the dae script to invoke python, not python2.5</text:p>
          </table:table-cell>
          <table:table-cell office:value-type="string">
            <text:p>Now use #!/usr/bin/python but pyeca still create depreciation problems when using python2.6 (entered as a new/separate issue and action)</text:p>
          </table:table-cell>
          <table:table-cell table:content-validation-name="val2" office:value-type="string">
            <text:p>Resolved</text:p>
          </table:table-cell>
          <table:table-cell table:style-name="ce42" office:value-type="date" office:date-value="2011-02-17">
            <text:p>2011-02-17</text:p>
          </table:table-cell>
        </table:table-row>
        <table:table-row table:style-name="ro9">
          <table:table-cell table:formula="of:=IF(ISBLANK(['Issue Log'.A6]); &quot;&quot;;['Issue Log'.A6])" office:value-type="float" office:value="5">
            <text:p>5</text:p>
          </table:table-cell>
          <table:table-cell table:formula="of:=IF(ISBLANK(['Issue Log'.B6]); &quot;&quot;;['Issue Log'.B6])" office:value-type="string" office:string-value="dae.py, user_guide.txt">
            <text:p>dae.py, user_guide.txt</text:p>
          </table:table-cell>
          <table:table-cell table:formula="of:=IF(ISBLANK(['Issue Log'.C6]); &quot;&quot;;['Issue Log'.C6])">
            <text:p/>
          </table:table-cell>
          <table:table-cell table:formula="of:=IF(ISBLANK(['Issue Log'.D6]); &quot;&quot;;['Issue Log'.D6])" office:value-type="string" office:string-value="problem using dae under a graphical console command prompt. The function keys F1 etc are not caught, all receive 0 or start another app. Add this to documentation, that DAE must be run from a non-graphical shell terminal environment. (e.g. ctrl-alt-2) Detect when in non console mode and warn?">
            <text:p>problem using dae under a graphical console command prompt. The function keys F1 etc are not caught, all receive 0 or start another app. Add this to documentation, that DAE must be run from a non-graphical shell terminal environment. (e.g. ctrl-alt-2) Detect when in non console mode and warn?</text:p>
          </table:table-cell>
          <table:table-cell office:value-type="string">
            <text:p>added special mention to user_guide.txt</text:p>
          </table:table-cell>
          <table:table-cell table:content-validation-name="val2" office:value-type="string">
            <text:p>Resolved</text:p>
          </table:table-cell>
          <table:table-cell table:style-name="ce41" office:value-type="date" office:date-value="2011-01-19">
            <text:p>2011-01-19</text:p>
          </table:table-cell>
        </table:table-row>
        <table:table-row table:style-name="ro4">
          <table:table-cell table:formula="of:=IF(ISBLANK(['Issue Log'.A7]); &quot;&quot;;['Issue Log'.A7])" office:value-type="float" office:value="6">
            <text:p>6</text:p>
          </table:table-cell>
          <table:table-cell table:formula="of:=IF(ISBLANK(['Issue Log'.B7]); &quot;&quot;;['Issue Log'.B7])" office:value-type="string" office:string-value="pickafile">
            <text:p>pickafile</text:p>
          </table:table-cell>
          <table:table-cell table:formula="of:=IF(ISBLANK(['Issue Log'.C7]); &quot;&quot;;['Issue Log'.C7])" office:value-type="float" office:value="52">
            <text:p>52</text:p>
          </table:table-cell>
          <table:table-cell table:formula="of:=IF(ISBLANK(['Issue Log'.D7]); &quot;&quot;;['Issue Log'.D7])" office:value-type="string" office:string-value="getterm: command not found">
            <text:p>getterm: command not found</text:p>
          </table:table-cell>
          <table:table-cell office:value-type="string">
            <text:p>install.sh script</text:p>
          </table:table-cell>
          <table:table-cell table:content-validation-name="val2" office:value-type="string">
            <text:p>Resolved</text:p>
          </table:table-cell>
          <table:table-cell table:style-name="ce41" office:value-type="date" office:date-value="2011-02-17">
            <text:p>2011-02-17</text:p>
          </table:table-cell>
        </table:table-row>
        <table:table-row table:style-name="ro4">
          <table:table-cell table:formula="of:=IF(ISBLANK(['Issue Log'.A8]); &quot;&quot;;['Issue Log'.A8])" office:value-type="float" office:value="7">
            <text:p>7</text:p>
          </table:table-cell>
          <table:table-cell table:formula="of:=IF(ISBLANK(['Issue Log'.B8]); &quot;&quot;;['Issue Log'.B8])">
            <text:p/>
          </table:table-cell>
          <table:table-cell table:formula="of:=IF(ISBLANK(['Issue Log'.C8]); &quot;&quot;;['Issue Log'.C8])">
            <text:p/>
          </table:table-cell>
          <table:table-cell table:formula="of:=IF(ISBLANK(['Issue Log'.D8]); &quot;&quot;;['Issue Log'.D8])" office:value-type="string" office:string-value="mp3 not fully supported">
            <text:p>mp3 not fully supported</text:p>
          </table:table-cell>
          <table:table-cell office:value-type="string">
            <text:p>in user_guide.txt</text:p>
          </table:table-cell>
          <table:table-cell table:content-validation-name="val2" office:value-type="string">
            <text:p>Answered</text:p>
          </table:table-cell>
          <table:table-cell table:style-name="ce41"/>
        </table:table-row>
        <table:table-row table:style-name="ro4">
          <table:table-cell table:formula="of:=IF(ISBLANK(['Issue Log'.A9]); &quot;&quot;;['Issue Log'.A9])" office:value-type="float" office:value="8">
            <text:p>8</text:p>
          </table:table-cell>
          <table:table-cell table:formula="of:=IF(ISBLANK(['Issue Log'.B9]); &quot;&quot;;['Issue Log'.B9])">
            <text:p/>
          </table:table-cell>
          <table:table-cell table:formula="of:=IF(ISBLANK(['Issue Log'.C9]); &quot;&quot;;['Issue Log'.C9])">
            <text:p/>
          </table:table-cell>
          <table:table-cell table:formula="of:=IF(ISBLANK(['Issue Log'.D9]); &quot;&quot;;['Issue Log'.D9])" office:value-type="string" office:string-value="ogg not fully supported">
            <text:p>ogg not fully supported</text:p>
          </table:table-cell>
          <table:table-cell office:value-type="string">
            <text:p>in user_guide.txt</text:p>
          </table:table-cell>
          <table:table-cell table:content-validation-name="val2" office:value-type="string">
            <text:p>Answered</text:p>
          </table:table-cell>
          <table:table-cell table:style-name="ce41"/>
        </table:table-row>
        <table:table-row table:style-name="ro13">
          <table:table-cell table:formula="of:=IF(ISBLANK(['Issue Log'.A10]); &quot;&quot;;['Issue Log'.A10])" office:value-type="float" office:value="9">
            <text:p>9</text:p>
          </table:table-cell>
          <table:table-cell table:formula="of:=IF(ISBLANK(['Issue Log'.B10]); &quot;&quot;;['Issue Log'.B10])" office:value-type="string" office:string-value="dae.py, catchkey, pickafile">
            <text:p>dae.py, catchkey, pickafile</text:p>
          </table:table-cell>
          <table:table-cell table:formula="of:=IF(ISBLANK(['Issue Log'.C10]); &quot;&quot;;['Issue Log'.C10])">
            <text:p/>
          </table:table-cell>
          <table:table-cell table:formula="of:=IF(ISBLANK(['Issue Log'.D10]); &quot;&quot;;['Issue Log'.D10])" office:value-type="string" office:string-value="Install script to check/get library dependencies, run as sudo to copy dae.py to /usr/bin/dae, catchkey to /usr/bin/catchkey, pickafile to /usr/bin/pickafile">
            <text:p>Install script to check/get library dependencies, run as sudo to copy dae.py to /usr/bin/dae, catchkey to /usr/bin/catchkey, pickafile to /usr/bin/pickafile</text:p>
          </table:table-cell>
          <table:table-cell office:value-type="string">
            <text:p>install.sh script + INSTALL manual</text:p>
          </table:table-cell>
          <table:table-cell table:content-validation-name="val2" office:value-type="string">
            <text:p>Resolved</text:p>
          </table:table-cell>
          <table:table-cell table:style-name="ce42" office:value-type="date" office:date-value="2011-02-17">
            <text:p>2011-02-17</text:p>
          </table:table-cell>
        </table:table-row>
        <table:table-row table:style-name="ro14">
          <table:table-cell table:formula="of:=IF(ISBLANK(['Issue Log'.A11]); &quot;&quot;;['Issue Log'.A11])" office:value-type="float" office:value="10">
            <text:p>10</text:p>
          </table:table-cell>
          <table:table-cell office:value-type="string">
            <text:p>user_guide.txt</text:p>
          </table:table-cell>
          <table:table-cell table:formula="of:=IF(ISBLANK(['Issue Log'.C11]); &quot;&quot;;['Issue Log'.C11])">
            <text:p/>
          </table:table-cell>
          <table:table-cell table:formula="of:=IF(ISBLANK(['Issue Log'.D11]); &quot;&quot;;['Issue Log'.D11])" office:value-type="string" office:string-value="INSTALLATION">
            <text:p>INSTALLATION</text:p>
          </table:table-cell>
          <table:table-cell table:style-name="ce40" office:value-type="string">
            <text:p>install.sh script + INSTALL manual</text:p>
          </table:table-cell>
          <table:table-cell table:content-validation-name="val2" office:value-type="string">
            <text:p>Resolved</text:p>
          </table:table-cell>
          <table:table-cell table:style-name="ce42" office:value-type="date" office:date-value="2011-02-17">
            <text:p>2011-02-17</text:p>
          </table:table-cell>
        </table:table-row>
        <table:table-row table:style-name="ro10">
          <table:table-cell table:formula="of:=IF(ISBLANK(['Issue Log'.A12]); &quot;&quot;;['Issue Log'.A12])" office:value-type="float" office:value="11">
            <text:p>11</text:p>
          </table:table-cell>
          <table:table-cell table:formula="of:=IF(ISBLANK(['Issue Log'.B12]); &quot;&quot;;['Issue Log'.B12])" office:value-type="string" office:string-value="lib">
            <text:p>lib</text:p>
          </table:table-cell>
          <table:table-cell table:formula="of:=IF(ISBLANK(['Issue Log'.C12]); &quot;&quot;;['Issue Log'.C12])">
            <text:p/>
          </table:table-cell>
          <table:table-cell table:formula="of:=IF(ISBLANK(['Issue Log'.D12]); &quot;&quot;;['Issue Log'.D12])" office:value-type="string" office:string-value="Upon quitting / recording / inserting file:&#10;Exception attribute error: “'non type' object as no attribute 'maxint'” in &lt;Bounded method Popen3.__delete__ of popen2.Popen3 instance ...">
            <text:p>Upon quitting / recording / inserting file:</text:p>
            <text:p>Exception attribute error: “'non type' object as no attribute 'maxint'” in &lt;Bounded method Popen3.__delete__ of popen2.Popen3 instance ...</text:p>
          </table:table-cell>
          <table:table-cell office:value-type="string">
            <text:p>This problem probably caused by library pyeca legacy compatibility with Python1.6. Should prescribe using with Python 1.5 for this release of DAE.</text:p>
          </table:table-cell>
          <table:table-cell table:content-validation-name="val2" office:value-type="string">
            <text:p>Pending</text:p>
          </table:table-cell>
          <table:table-cell table:style-name="ce42"/>
        </table:table-row>
        <table:table-row table:style-name="ro15">
          <table:table-cell table:formula="of:=IF(ISBLANK(['Issue Log'.A13]); &quot;&quot;;['Issue Log'.A13])" office:value-type="float" office:value="12">
            <text:p>12</text:p>
          </table:table-cell>
          <table:table-cell table:formula="of:=IF(ISBLANK(['Issue Log'.B13]); &quot;&quot;;['Issue Log'.B13])">
            <text:p/>
          </table:table-cell>
          <table:table-cell table:formula="of:=IF(ISBLANK(['Issue Log'.C13]); &quot;&quot;;['Issue Log'.C13])" office:value-type="string" office:string-value="579, module user_control(),&#10;525 record_realtime()&#10;326 insert_file(“realtime.wav”, mainpos  ),&#10;461 in insert_file os.unlink(infile)&#10;">
            <text:p>579, module user_control(),</text:p>
            <text:p>525 record_realtime()</text:p>
            <text:p>326 insert_file(“realtime.wav”, mainpos <text:s/>),</text:p>
            <text:p>461 in insert_file os.unlink(infile)</text:p>
            <text:p/>
          </table:table-cell>
          <table:table-cell table:formula="of:=IF(ISBLANK(['Issue Log'.D13]); &quot;&quot;;['Issue Log'.D13])" office:value-type="string" office:string-value="Problem during recording&#10;OSError : no such file or directory “guirecords.wav”&#10;Does the file needs to be created before recording? Yes, touch guidrecords.wav seems to solve it">
            <text:p>Problem during recording</text:p>
            <text:p>OSError : no such file or directory “guirecords.wav”</text:p>
            <text:p>Does the file needs to be created before recording? Yes, touch guidrecords.wav seems to solve it</text:p>
          </table:table-cell>
          <table:table-cell office:value-type="string">
            <text:p>Now create a 1s empty wav file with headers</text:p>
          </table:table-cell>
          <table:table-cell table:content-validation-name="val2" office:value-type="string">
            <text:p>Resolved</text:p>
          </table:table-cell>
          <table:table-cell table:style-name="ce42" office:value-type="date" office:date-value="2011-02-17">
            <text:p>2011-02-17</text:p>
          </table:table-cell>
        </table:table-row>
        <table:table-row table:style-name="ro10">
          <table:table-cell table:formula="of:=IF(ISBLANK(['Issue Log'.A14]); &quot;&quot;;['Issue Log'.A14])">
            <text:p/>
          </table:table-cell>
          <table:table-cell table:formula="of:=IF(ISBLANK(['Issue Log'.B14]); &quot;&quot;;['Issue Log'.B14])" office:value-type="string" office:string-value="dae.py">
            <text:p>dae.py</text:p>
          </table:table-cell>
          <table:table-cell table:formula="of:=IF(ISBLANK(['Issue Log'.C14]); &quot;&quot;;['Issue Log'.C14])">
            <text:p/>
          </table:table-cell>
          <table:table-cell table:formula="of:=IF(ISBLANK(['Issue Log'.D14]); &quot;&quot;;['Issue Log'.D14])" office:value-type="string" office:string-value="playback doesn't seem to work reliably. When pressing F1 to play and then checking the progression of the playback using the w key, it seems that the playback literally jumps from 0 to the end of file position.">
            <text:p>playback doesn't seem to work reliably. When pressing F1 to play and then checking the progression of the playback using the w key, it seems that the playback literally jumps from 0 to the end of file position.</text:p>
          </table:table-cell>
          <table:table-cell/>
          <table:table-cell table:content-validation-name="val2" office:value-type="string">
            <text:p>Resolved</text:p>
          </table:table-cell>
          <table:table-cell table:style-name="ce42" office:value-type="date" office:date-value="2011-02-17">
            <text:p>2011-02-17</text:p>
          </table:table-cell>
        </table:table-row>
        <table:table-row table:style-name="ro4">
          <table:table-cell table:formula="of:=IF(ISBLANK(['Issue Log'.A15]); &quot;&quot;;['Issue Log'.A15])">
            <text:p/>
          </table:table-cell>
          <table:table-cell table:formula="of:=IF(ISBLANK(['Issue Log'.B15]); &quot;&quot;;['Issue Log'.B15])">
            <text:p/>
          </table:table-cell>
          <table:table-cell table:formula="of:=IF(ISBLANK(['Issue Log'.C15]); &quot;&quot;;['Issue Log'.C15])">
            <text:p/>
          </table:table-cell>
          <table:table-cell table:formula="of:=IF(ISBLANK(['Issue Log'.D15]); &quot;&quot;;['Issue Log'.D15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16]); &quot;&quot;;['Issue Log'.A16])">
            <text:p/>
          </table:table-cell>
          <table:table-cell table:formula="of:=IF(ISBLANK(['Issue Log'.B16]); &quot;&quot;;['Issue Log'.B16])">
            <text:p/>
          </table:table-cell>
          <table:table-cell table:formula="of:=IF(ISBLANK(['Issue Log'.C16]); &quot;&quot;;['Issue Log'.C16])">
            <text:p/>
          </table:table-cell>
          <table:table-cell table:formula="of:=IF(ISBLANK(['Issue Log'.D16]); &quot;&quot;;['Issue Log'.D16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17]); &quot;&quot;;['Issue Log'.A17])">
            <text:p/>
          </table:table-cell>
          <table:table-cell table:formula="of:=IF(ISBLANK(['Issue Log'.B17]); &quot;&quot;;['Issue Log'.B17])">
            <text:p/>
          </table:table-cell>
          <table:table-cell table:formula="of:=IF(ISBLANK(['Issue Log'.C17]); &quot;&quot;;['Issue Log'.C17])">
            <text:p/>
          </table:table-cell>
          <table:table-cell table:formula="of:=IF(ISBLANK(['Issue Log'.D17]); &quot;&quot;;['Issue Log'.D17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18]); &quot;&quot;;['Issue Log'.A18])">
            <text:p/>
          </table:table-cell>
          <table:table-cell table:formula="of:=IF(ISBLANK(['Issue Log'.B18]); &quot;&quot;;['Issue Log'.B18])">
            <text:p/>
          </table:table-cell>
          <table:table-cell table:formula="of:=IF(ISBLANK(['Issue Log'.C18]); &quot;&quot;;['Issue Log'.C18])">
            <text:p/>
          </table:table-cell>
          <table:table-cell table:formula="of:=IF(ISBLANK(['Issue Log'.D18]); &quot;&quot;;['Issue Log'.D18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19]); &quot;&quot;;['Issue Log'.A19])">
            <text:p/>
          </table:table-cell>
          <table:table-cell table:formula="of:=IF(ISBLANK(['Issue Log'.B19]); &quot;&quot;;['Issue Log'.B19])">
            <text:p/>
          </table:table-cell>
          <table:table-cell table:formula="of:=IF(ISBLANK(['Issue Log'.C19]); &quot;&quot;;['Issue Log'.C19])">
            <text:p/>
          </table:table-cell>
          <table:table-cell table:formula="of:=IF(ISBLANK(['Issue Log'.D19]); &quot;&quot;;['Issue Log'.D19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0]); &quot;&quot;;['Issue Log'.A20])">
            <text:p/>
          </table:table-cell>
          <table:table-cell table:formula="of:=IF(ISBLANK(['Issue Log'.B20]); &quot;&quot;;['Issue Log'.B20])">
            <text:p/>
          </table:table-cell>
          <table:table-cell table:formula="of:=IF(ISBLANK(['Issue Log'.C20]); &quot;&quot;;['Issue Log'.C20])">
            <text:p/>
          </table:table-cell>
          <table:table-cell table:number-columns-repeated="2"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1]); &quot;&quot;;['Issue Log'.A21])">
            <text:p/>
          </table:table-cell>
          <table:table-cell table:formula="of:=IF(ISBLANK(['Issue Log'.B21]); &quot;&quot;;['Issue Log'.B21])">
            <text:p/>
          </table:table-cell>
          <table:table-cell table:formula="of:=IF(ISBLANK(['Issue Log'.C21]); &quot;&quot;;['Issue Log'.C21])">
            <text:p/>
          </table:table-cell>
          <table:table-cell table:formula="of:=IF(ISBLANK(['Issue Log'.D21]); &quot;&quot;;['Issue Log'.D21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2]); &quot;&quot;;['Issue Log'.A22])">
            <text:p/>
          </table:table-cell>
          <table:table-cell table:formula="of:=IF(ISBLANK(['Issue Log'.B22]); &quot;&quot;;['Issue Log'.B22])">
            <text:p/>
          </table:table-cell>
          <table:table-cell table:formula="of:=IF(ISBLANK(['Issue Log'.C22]); &quot;&quot;;['Issue Log'.C22])">
            <text:p/>
          </table:table-cell>
          <table:table-cell table:formula="of:=IF(ISBLANK(['Issue Log'.D22]); &quot;&quot;;['Issue Log'.D22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3]); &quot;&quot;;['Issue Log'.A23])">
            <text:p/>
          </table:table-cell>
          <table:table-cell table:formula="of:=IF(ISBLANK(['Issue Log'.B23]); &quot;&quot;;['Issue Log'.B23])">
            <text:p/>
          </table:table-cell>
          <table:table-cell table:formula="of:=IF(ISBLANK(['Issue Log'.C23]); &quot;&quot;;['Issue Log'.C23])">
            <text:p/>
          </table:table-cell>
          <table:table-cell table:formula="of:=IF(ISBLANK(['Issue Log'.D23]); &quot;&quot;;['Issue Log'.D23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4]); &quot;&quot;;['Issue Log'.A24])">
            <text:p/>
          </table:table-cell>
          <table:table-cell table:formula="of:=IF(ISBLANK(['Issue Log'.B24]); &quot;&quot;;['Issue Log'.B24])">
            <text:p/>
          </table:table-cell>
          <table:table-cell table:formula="of:=IF(ISBLANK(['Issue Log'.C24]); &quot;&quot;;['Issue Log'.C24])">
            <text:p/>
          </table:table-cell>
          <table:table-cell table:formula="of:=IF(ISBLANK(['Issue Log'.D24]); &quot;&quot;;['Issue Log'.D24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5]); &quot;&quot;;['Issue Log'.A25])">
            <text:p/>
          </table:table-cell>
          <table:table-cell table:formula="of:=IF(ISBLANK(['Issue Log'.B25]); &quot;&quot;;['Issue Log'.B25])">
            <text:p/>
          </table:table-cell>
          <table:table-cell table:formula="of:=IF(ISBLANK(['Issue Log'.C25]); &quot;&quot;;['Issue Log'.C25])">
            <text:p/>
          </table:table-cell>
          <table:table-cell table:formula="of:=IF(ISBLANK(['Issue Log'.D25]); &quot;&quot;;['Issue Log'.D25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6]); &quot;&quot;;['Issue Log'.A26])">
            <text:p/>
          </table:table-cell>
          <table:table-cell table:formula="of:=IF(ISBLANK(['Issue Log'.B26]); &quot;&quot;;['Issue Log'.B26])">
            <text:p/>
          </table:table-cell>
          <table:table-cell table:formula="of:=IF(ISBLANK(['Issue Log'.C26]); &quot;&quot;;['Issue Log'.C26])">
            <text:p/>
          </table:table-cell>
          <table:table-cell table:formula="of:=IF(ISBLANK(['Issue Log'.D26]); &quot;&quot;;['Issue Log'.D26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7]); &quot;&quot;;['Issue Log'.A27])">
            <text:p/>
          </table:table-cell>
          <table:table-cell table:formula="of:=IF(ISBLANK(['Issue Log'.B27]); &quot;&quot;;['Issue Log'.B27])">
            <text:p/>
          </table:table-cell>
          <table:table-cell table:formula="of:=IF(ISBLANK(['Issue Log'.C27]); &quot;&quot;;['Issue Log'.C27])">
            <text:p/>
          </table:table-cell>
          <table:table-cell table:formula="of:=IF(ISBLANK(['Issue Log'.D27]); &quot;&quot;;['Issue Log'.D27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8]); &quot;&quot;;['Issue Log'.A28])">
            <text:p/>
          </table:table-cell>
          <table:table-cell table:formula="of:=IF(ISBLANK(['Issue Log'.B28]); &quot;&quot;;['Issue Log'.B28])">
            <text:p/>
          </table:table-cell>
          <table:table-cell table:formula="of:=IF(ISBLANK(['Issue Log'.C28]); &quot;&quot;;['Issue Log'.C28])">
            <text:p/>
          </table:table-cell>
          <table:table-cell table:formula="of:=IF(ISBLANK(['Issue Log'.D28]); &quot;&quot;;['Issue Log'.D28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29]); &quot;&quot;;['Issue Log'.A29])">
            <text:p/>
          </table:table-cell>
          <table:table-cell table:formula="of:=IF(ISBLANK(['Issue Log'.B29]); &quot;&quot;;['Issue Log'.B29])">
            <text:p/>
          </table:table-cell>
          <table:table-cell table:formula="of:=IF(ISBLANK(['Issue Log'.C29]); &quot;&quot;;['Issue Log'.C29])">
            <text:p/>
          </table:table-cell>
          <table:table-cell table:formula="of:=IF(ISBLANK(['Issue Log'.D29]); &quot;&quot;;['Issue Log'.D29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0]); &quot;&quot;;['Issue Log'.A30])">
            <text:p/>
          </table:table-cell>
          <table:table-cell table:formula="of:=IF(ISBLANK(['Issue Log'.B30]); &quot;&quot;;['Issue Log'.B30])">
            <text:p/>
          </table:table-cell>
          <table:table-cell table:formula="of:=IF(ISBLANK(['Issue Log'.C30]); &quot;&quot;;['Issue Log'.C30])">
            <text:p/>
          </table:table-cell>
          <table:table-cell table:formula="of:=IF(ISBLANK(['Issue Log'.D30]); &quot;&quot;;['Issue Log'.D30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1]); &quot;&quot;;['Issue Log'.A31])">
            <text:p/>
          </table:table-cell>
          <table:table-cell table:formula="of:=IF(ISBLANK(['Issue Log'.B31]); &quot;&quot;;['Issue Log'.B31])">
            <text:p/>
          </table:table-cell>
          <table:table-cell table:formula="of:=IF(ISBLANK(['Issue Log'.C31]); &quot;&quot;;['Issue Log'.C31])">
            <text:p/>
          </table:table-cell>
          <table:table-cell table:formula="of:=IF(ISBLANK(['Issue Log'.D31]); &quot;&quot;;['Issue Log'.D31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2]); &quot;&quot;;['Issue Log'.A32])">
            <text:p/>
          </table:table-cell>
          <table:table-cell table:formula="of:=IF(ISBLANK(['Issue Log'.B32]); &quot;&quot;;['Issue Log'.B32])">
            <text:p/>
          </table:table-cell>
          <table:table-cell table:formula="of:=IF(ISBLANK(['Issue Log'.C32]); &quot;&quot;;['Issue Log'.C32])">
            <text:p/>
          </table:table-cell>
          <table:table-cell table:formula="of:=IF(ISBLANK(['Issue Log'.D32]); &quot;&quot;;['Issue Log'.D32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3]); &quot;&quot;;['Issue Log'.A33])">
            <text:p/>
          </table:table-cell>
          <table:table-cell table:formula="of:=IF(ISBLANK(['Issue Log'.B33]); &quot;&quot;;['Issue Log'.B33])">
            <text:p/>
          </table:table-cell>
          <table:table-cell table:formula="of:=IF(ISBLANK(['Issue Log'.C33]); &quot;&quot;;['Issue Log'.C33])">
            <text:p/>
          </table:table-cell>
          <table:table-cell table:formula="of:=IF(ISBLANK(['Issue Log'.D33]); &quot;&quot;;['Issue Log'.D33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4]); &quot;&quot;;['Issue Log'.A34])">
            <text:p/>
          </table:table-cell>
          <table:table-cell table:formula="of:=IF(ISBLANK(['Issue Log'.B34]); &quot;&quot;;['Issue Log'.B34])">
            <text:p/>
          </table:table-cell>
          <table:table-cell table:formula="of:=IF(ISBLANK(['Issue Log'.C34]); &quot;&quot;;['Issue Log'.C34])">
            <text:p/>
          </table:table-cell>
          <table:table-cell table:formula="of:=IF(ISBLANK(['Issue Log'.D34]); &quot;&quot;;['Issue Log'.D34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5]); &quot;&quot;;['Issue Log'.A35])">
            <text:p/>
          </table:table-cell>
          <table:table-cell table:formula="of:=IF(ISBLANK(['Issue Log'.B35]); &quot;&quot;;['Issue Log'.B35])">
            <text:p/>
          </table:table-cell>
          <table:table-cell table:formula="of:=IF(ISBLANK(['Issue Log'.C35]); &quot;&quot;;['Issue Log'.C35])">
            <text:p/>
          </table:table-cell>
          <table:table-cell table:formula="of:=IF(ISBLANK(['Issue Log'.D35]); &quot;&quot;;['Issue Log'.D35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6]); &quot;&quot;;['Issue Log'.A36])">
            <text:p/>
          </table:table-cell>
          <table:table-cell table:formula="of:=IF(ISBLANK(['Issue Log'.B36]); &quot;&quot;;['Issue Log'.B36])">
            <text:p/>
          </table:table-cell>
          <table:table-cell table:formula="of:=IF(ISBLANK(['Issue Log'.C36]); &quot;&quot;;['Issue Log'.C36])">
            <text:p/>
          </table:table-cell>
          <table:table-cell table:formula="of:=IF(ISBLANK(['Issue Log'.D36]); &quot;&quot;;['Issue Log'.D36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7]); &quot;&quot;;['Issue Log'.A37])">
            <text:p/>
          </table:table-cell>
          <table:table-cell table:formula="of:=IF(ISBLANK(['Issue Log'.B37]); &quot;&quot;;['Issue Log'.B37])">
            <text:p/>
          </table:table-cell>
          <table:table-cell table:formula="of:=IF(ISBLANK(['Issue Log'.C37]); &quot;&quot;;['Issue Log'.C37])">
            <text:p/>
          </table:table-cell>
          <table:table-cell table:formula="of:=IF(ISBLANK(['Issue Log'.D37]); &quot;&quot;;['Issue Log'.D37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8]); &quot;&quot;;['Issue Log'.A38])">
            <text:p/>
          </table:table-cell>
          <table:table-cell table:formula="of:=IF(ISBLANK(['Issue Log'.B38]); &quot;&quot;;['Issue Log'.B38])">
            <text:p/>
          </table:table-cell>
          <table:table-cell table:formula="of:=IF(ISBLANK(['Issue Log'.C38]); &quot;&quot;;['Issue Log'.C38])">
            <text:p/>
          </table:table-cell>
          <table:table-cell table:formula="of:=IF(ISBLANK(['Issue Log'.D38]); &quot;&quot;;['Issue Log'.D38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39]); &quot;&quot;;['Issue Log'.A39])">
            <text:p/>
          </table:table-cell>
          <table:table-cell table:formula="of:=IF(ISBLANK(['Issue Log'.B39]); &quot;&quot;;['Issue Log'.B39])">
            <text:p/>
          </table:table-cell>
          <table:table-cell table:formula="of:=IF(ISBLANK(['Issue Log'.C39]); &quot;&quot;;['Issue Log'.C39])">
            <text:p/>
          </table:table-cell>
          <table:table-cell table:formula="of:=IF(ISBLANK(['Issue Log'.D39]); &quot;&quot;;['Issue Log'.D39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0]); &quot;&quot;;['Issue Log'.A40])">
            <text:p/>
          </table:table-cell>
          <table:table-cell table:formula="of:=IF(ISBLANK(['Issue Log'.B40]); &quot;&quot;;['Issue Log'.B40])">
            <text:p/>
          </table:table-cell>
          <table:table-cell table:formula="of:=IF(ISBLANK(['Issue Log'.C40]); &quot;&quot;;['Issue Log'.C40])">
            <text:p/>
          </table:table-cell>
          <table:table-cell table:formula="of:=IF(ISBLANK(['Issue Log'.D40]); &quot;&quot;;['Issue Log'.D40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1]); &quot;&quot;;['Issue Log'.A41])">
            <text:p/>
          </table:table-cell>
          <table:table-cell table:formula="of:=IF(ISBLANK(['Issue Log'.B41]); &quot;&quot;;['Issue Log'.B41])">
            <text:p/>
          </table:table-cell>
          <table:table-cell table:formula="of:=IF(ISBLANK(['Issue Log'.C41]); &quot;&quot;;['Issue Log'.C41])">
            <text:p/>
          </table:table-cell>
          <table:table-cell table:formula="of:=IF(ISBLANK(['Issue Log'.D41]); &quot;&quot;;['Issue Log'.D41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2]); &quot;&quot;;['Issue Log'.A42])">
            <text:p/>
          </table:table-cell>
          <table:table-cell table:formula="of:=IF(ISBLANK(['Issue Log'.B42]); &quot;&quot;;['Issue Log'.B42])">
            <text:p/>
          </table:table-cell>
          <table:table-cell table:formula="of:=IF(ISBLANK(['Issue Log'.C42]); &quot;&quot;;['Issue Log'.C42])">
            <text:p/>
          </table:table-cell>
          <table:table-cell table:formula="of:=IF(ISBLANK(['Issue Log'.D42]); &quot;&quot;;['Issue Log'.D42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3]); &quot;&quot;;['Issue Log'.A43])">
            <text:p/>
          </table:table-cell>
          <table:table-cell table:formula="of:=IF(ISBLANK(['Issue Log'.B43]); &quot;&quot;;['Issue Log'.B43])">
            <text:p/>
          </table:table-cell>
          <table:table-cell table:formula="of:=IF(ISBLANK(['Issue Log'.C43]); &quot;&quot;;['Issue Log'.C43])">
            <text:p/>
          </table:table-cell>
          <table:table-cell table:formula="of:=IF(ISBLANK(['Issue Log'.D43]); &quot;&quot;;['Issue Log'.D43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4]); &quot;&quot;;['Issue Log'.A44])">
            <text:p/>
          </table:table-cell>
          <table:table-cell table:formula="of:=IF(ISBLANK(['Issue Log'.B44]); &quot;&quot;;['Issue Log'.B44])">
            <text:p/>
          </table:table-cell>
          <table:table-cell table:formula="of:=IF(ISBLANK(['Issue Log'.C44]); &quot;&quot;;['Issue Log'.C44])">
            <text:p/>
          </table:table-cell>
          <table:table-cell table:formula="of:=IF(ISBLANK(['Issue Log'.D44]); &quot;&quot;;['Issue Log'.D44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5]); &quot;&quot;;['Issue Log'.A45])">
            <text:p/>
          </table:table-cell>
          <table:table-cell table:formula="of:=IF(ISBLANK(['Issue Log'.B45]); &quot;&quot;;['Issue Log'.B45])">
            <text:p/>
          </table:table-cell>
          <table:table-cell table:formula="of:=IF(ISBLANK(['Issue Log'.C45]); &quot;&quot;;['Issue Log'.C45])">
            <text:p/>
          </table:table-cell>
          <table:table-cell table:formula="of:=IF(ISBLANK(['Issue Log'.D45]); &quot;&quot;;['Issue Log'.D45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6]); &quot;&quot;;['Issue Log'.A46])">
            <text:p/>
          </table:table-cell>
          <table:table-cell table:formula="of:=IF(ISBLANK(['Issue Log'.B46]); &quot;&quot;;['Issue Log'.B46])">
            <text:p/>
          </table:table-cell>
          <table:table-cell table:formula="of:=IF(ISBLANK(['Issue Log'.C46]); &quot;&quot;;['Issue Log'.C46])">
            <text:p/>
          </table:table-cell>
          <table:table-cell table:formula="of:=IF(ISBLANK(['Issue Log'.D46]); &quot;&quot;;['Issue Log'.D46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7]); &quot;&quot;;['Issue Log'.A47])">
            <text:p/>
          </table:table-cell>
          <table:table-cell table:formula="of:=IF(ISBLANK(['Issue Log'.B47]); &quot;&quot;;['Issue Log'.B47])">
            <text:p/>
          </table:table-cell>
          <table:table-cell table:formula="of:=IF(ISBLANK(['Issue Log'.C47]); &quot;&quot;;['Issue Log'.C47])">
            <text:p/>
          </table:table-cell>
          <table:table-cell table:formula="of:=IF(ISBLANK(['Issue Log'.D47]); &quot;&quot;;['Issue Log'.D47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8]); &quot;&quot;;['Issue Log'.A48])">
            <text:p/>
          </table:table-cell>
          <table:table-cell table:formula="of:=IF(ISBLANK(['Issue Log'.B48]); &quot;&quot;;['Issue Log'.B48])">
            <text:p/>
          </table:table-cell>
          <table:table-cell table:formula="of:=IF(ISBLANK(['Issue Log'.C48]); &quot;&quot;;['Issue Log'.C48])">
            <text:p/>
          </table:table-cell>
          <table:table-cell table:formula="of:=IF(ISBLANK(['Issue Log'.D48]); &quot;&quot;;['Issue Log'.D48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49]); &quot;&quot;;['Issue Log'.A49])">
            <text:p/>
          </table:table-cell>
          <table:table-cell table:formula="of:=IF(ISBLANK(['Issue Log'.B49]); &quot;&quot;;['Issue Log'.B49])">
            <text:p/>
          </table:table-cell>
          <table:table-cell table:formula="of:=IF(ISBLANK(['Issue Log'.C49]); &quot;&quot;;['Issue Log'.C49])">
            <text:p/>
          </table:table-cell>
          <table:table-cell table:formula="of:=IF(ISBLANK(['Issue Log'.D49]); &quot;&quot;;['Issue Log'.D49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0]); &quot;&quot;;['Issue Log'.A50])">
            <text:p/>
          </table:table-cell>
          <table:table-cell table:formula="of:=IF(ISBLANK(['Issue Log'.B50]); &quot;&quot;;['Issue Log'.B50])">
            <text:p/>
          </table:table-cell>
          <table:table-cell table:formula="of:=IF(ISBLANK(['Issue Log'.C50]); &quot;&quot;;['Issue Log'.C50])">
            <text:p/>
          </table:table-cell>
          <table:table-cell table:formula="of:=IF(ISBLANK(['Issue Log'.D50]); &quot;&quot;;['Issue Log'.D50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1]); &quot;&quot;;['Issue Log'.A51])">
            <text:p/>
          </table:table-cell>
          <table:table-cell table:formula="of:=IF(ISBLANK(['Issue Log'.B51]); &quot;&quot;;['Issue Log'.B51])">
            <text:p/>
          </table:table-cell>
          <table:table-cell table:formula="of:=IF(ISBLANK(['Issue Log'.C51]); &quot;&quot;;['Issue Log'.C51])">
            <text:p/>
          </table:table-cell>
          <table:table-cell table:formula="of:=IF(ISBLANK(['Issue Log'.D51]); &quot;&quot;;['Issue Log'.D51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2]); &quot;&quot;;['Issue Log'.A52])">
            <text:p/>
          </table:table-cell>
          <table:table-cell table:formula="of:=IF(ISBLANK(['Issue Log'.B52]); &quot;&quot;;['Issue Log'.B52])">
            <text:p/>
          </table:table-cell>
          <table:table-cell table:formula="of:=IF(ISBLANK(['Issue Log'.C52]); &quot;&quot;;['Issue Log'.C52])">
            <text:p/>
          </table:table-cell>
          <table:table-cell table:formula="of:=IF(ISBLANK(['Issue Log'.D52]); &quot;&quot;;['Issue Log'.D52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3]); &quot;&quot;;['Issue Log'.A53])">
            <text:p/>
          </table:table-cell>
          <table:table-cell table:formula="of:=IF(ISBLANK(['Issue Log'.B53]); &quot;&quot;;['Issue Log'.B53])">
            <text:p/>
          </table:table-cell>
          <table:table-cell table:formula="of:=IF(ISBLANK(['Issue Log'.C53]); &quot;&quot;;['Issue Log'.C53])">
            <text:p/>
          </table:table-cell>
          <table:table-cell table:formula="of:=IF(ISBLANK(['Issue Log'.D53]); &quot;&quot;;['Issue Log'.D53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4]); &quot;&quot;;['Issue Log'.A54])">
            <text:p/>
          </table:table-cell>
          <table:table-cell table:formula="of:=IF(ISBLANK(['Issue Log'.B54]); &quot;&quot;;['Issue Log'.B54])">
            <text:p/>
          </table:table-cell>
          <table:table-cell table:formula="of:=IF(ISBLANK(['Issue Log'.C54]); &quot;&quot;;['Issue Log'.C54])">
            <text:p/>
          </table:table-cell>
          <table:table-cell table:formula="of:=IF(ISBLANK(['Issue Log'.D54]); &quot;&quot;;['Issue Log'.D54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5]); &quot;&quot;;['Issue Log'.A55])">
            <text:p/>
          </table:table-cell>
          <table:table-cell table:formula="of:=IF(ISBLANK(['Issue Log'.B55]); &quot;&quot;;['Issue Log'.B55])">
            <text:p/>
          </table:table-cell>
          <table:table-cell table:formula="of:=IF(ISBLANK(['Issue Log'.C55]); &quot;&quot;;['Issue Log'.C55])">
            <text:p/>
          </table:table-cell>
          <table:table-cell table:formula="of:=IF(ISBLANK(['Issue Log'.D55]); &quot;&quot;;['Issue Log'.D55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6]); &quot;&quot;;['Issue Log'.A56])">
            <text:p/>
          </table:table-cell>
          <table:table-cell table:formula="of:=IF(ISBLANK(['Issue Log'.B56]); &quot;&quot;;['Issue Log'.B56])">
            <text:p/>
          </table:table-cell>
          <table:table-cell table:formula="of:=IF(ISBLANK(['Issue Log'.C56]); &quot;&quot;;['Issue Log'.C56])">
            <text:p/>
          </table:table-cell>
          <table:table-cell table:formula="of:=IF(ISBLANK(['Issue Log'.D56]); &quot;&quot;;['Issue Log'.D56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7]); &quot;&quot;;['Issue Log'.A57])">
            <text:p/>
          </table:table-cell>
          <table:table-cell table:formula="of:=IF(ISBLANK(['Issue Log'.B57]); &quot;&quot;;['Issue Log'.B57])">
            <text:p/>
          </table:table-cell>
          <table:table-cell table:formula="of:=IF(ISBLANK(['Issue Log'.C57]); &quot;&quot;;['Issue Log'.C57])">
            <text:p/>
          </table:table-cell>
          <table:table-cell table:formula="of:=IF(ISBLANK(['Issue Log'.D57]); &quot;&quot;;['Issue Log'.D57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8]); &quot;&quot;;['Issue Log'.A58])">
            <text:p/>
          </table:table-cell>
          <table:table-cell table:formula="of:=IF(ISBLANK(['Issue Log'.B58]); &quot;&quot;;['Issue Log'.B58])">
            <text:p/>
          </table:table-cell>
          <table:table-cell table:formula="of:=IF(ISBLANK(['Issue Log'.C58]); &quot;&quot;;['Issue Log'.C58])">
            <text:p/>
          </table:table-cell>
          <table:table-cell table:formula="of:=IF(ISBLANK(['Issue Log'.D58]); &quot;&quot;;['Issue Log'.D58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59]); &quot;&quot;;['Issue Log'.A59])">
            <text:p/>
          </table:table-cell>
          <table:table-cell table:formula="of:=IF(ISBLANK(['Issue Log'.B59]); &quot;&quot;;['Issue Log'.B59])">
            <text:p/>
          </table:table-cell>
          <table:table-cell table:formula="of:=IF(ISBLANK(['Issue Log'.C59]); &quot;&quot;;['Issue Log'.C59])">
            <text:p/>
          </table:table-cell>
          <table:table-cell table:formula="of:=IF(ISBLANK(['Issue Log'.D59]); &quot;&quot;;['Issue Log'.D59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0]); &quot;&quot;;['Issue Log'.A60])">
            <text:p/>
          </table:table-cell>
          <table:table-cell table:formula="of:=IF(ISBLANK(['Issue Log'.B60]); &quot;&quot;;['Issue Log'.B60])">
            <text:p/>
          </table:table-cell>
          <table:table-cell table:formula="of:=IF(ISBLANK(['Issue Log'.C60]); &quot;&quot;;['Issue Log'.C60])">
            <text:p/>
          </table:table-cell>
          <table:table-cell table:formula="of:=IF(ISBLANK(['Issue Log'.D60]); &quot;&quot;;['Issue Log'.D60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1]); &quot;&quot;;['Issue Log'.A61])">
            <text:p/>
          </table:table-cell>
          <table:table-cell table:formula="of:=IF(ISBLANK(['Issue Log'.B61]); &quot;&quot;;['Issue Log'.B61])">
            <text:p/>
          </table:table-cell>
          <table:table-cell table:formula="of:=IF(ISBLANK(['Issue Log'.C61]); &quot;&quot;;['Issue Log'.C61])">
            <text:p/>
          </table:table-cell>
          <table:table-cell table:formula="of:=IF(ISBLANK(['Issue Log'.D61]); &quot;&quot;;['Issue Log'.D61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2]); &quot;&quot;;['Issue Log'.A62])">
            <text:p/>
          </table:table-cell>
          <table:table-cell table:formula="of:=IF(ISBLANK(['Issue Log'.B62]); &quot;&quot;;['Issue Log'.B62])">
            <text:p/>
          </table:table-cell>
          <table:table-cell table:formula="of:=IF(ISBLANK(['Issue Log'.C62]); &quot;&quot;;['Issue Log'.C62])">
            <text:p/>
          </table:table-cell>
          <table:table-cell table:formula="of:=IF(ISBLANK(['Issue Log'.D62]); &quot;&quot;;['Issue Log'.D62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3]); &quot;&quot;;['Issue Log'.A63])">
            <text:p/>
          </table:table-cell>
          <table:table-cell table:formula="of:=IF(ISBLANK(['Issue Log'.B63]); &quot;&quot;;['Issue Log'.B63])">
            <text:p/>
          </table:table-cell>
          <table:table-cell table:formula="of:=IF(ISBLANK(['Issue Log'.C63]); &quot;&quot;;['Issue Log'.C63])">
            <text:p/>
          </table:table-cell>
          <table:table-cell table:formula="of:=IF(ISBLANK(['Issue Log'.D63]); &quot;&quot;;['Issue Log'.D63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4]); &quot;&quot;;['Issue Log'.A64])">
            <text:p/>
          </table:table-cell>
          <table:table-cell table:formula="of:=IF(ISBLANK(['Issue Log'.B64]); &quot;&quot;;['Issue Log'.B64])">
            <text:p/>
          </table:table-cell>
          <table:table-cell table:formula="of:=IF(ISBLANK(['Issue Log'.C64]); &quot;&quot;;['Issue Log'.C64])">
            <text:p/>
          </table:table-cell>
          <table:table-cell table:formula="of:=IF(ISBLANK(['Issue Log'.D64]); &quot;&quot;;['Issue Log'.D64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5]); &quot;&quot;;['Issue Log'.A65])">
            <text:p/>
          </table:table-cell>
          <table:table-cell table:formula="of:=IF(ISBLANK(['Issue Log'.B65]); &quot;&quot;;['Issue Log'.B65])">
            <text:p/>
          </table:table-cell>
          <table:table-cell table:formula="of:=IF(ISBLANK(['Issue Log'.C65]); &quot;&quot;;['Issue Log'.C65])">
            <text:p/>
          </table:table-cell>
          <table:table-cell table:formula="of:=IF(ISBLANK(['Issue Log'.D65]); &quot;&quot;;['Issue Log'.D65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6]); &quot;&quot;;['Issue Log'.A66])">
            <text:p/>
          </table:table-cell>
          <table:table-cell table:formula="of:=IF(ISBLANK(['Issue Log'.B66]); &quot;&quot;;['Issue Log'.B66])">
            <text:p/>
          </table:table-cell>
          <table:table-cell table:formula="of:=IF(ISBLANK(['Issue Log'.C66]); &quot;&quot;;['Issue Log'.C66])">
            <text:p/>
          </table:table-cell>
          <table:table-cell table:formula="of:=IF(ISBLANK(['Issue Log'.D66]); &quot;&quot;;['Issue Log'.D66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7]); &quot;&quot;;['Issue Log'.A67])">
            <text:p/>
          </table:table-cell>
          <table:table-cell table:formula="of:=IF(ISBLANK(['Issue Log'.B67]); &quot;&quot;;['Issue Log'.B67])">
            <text:p/>
          </table:table-cell>
          <table:table-cell table:formula="of:=IF(ISBLANK(['Issue Log'.C67]); &quot;&quot;;['Issue Log'.C67])">
            <text:p/>
          </table:table-cell>
          <table:table-cell table:formula="of:=IF(ISBLANK(['Issue Log'.D67]); &quot;&quot;;['Issue Log'.D67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8]); &quot;&quot;;['Issue Log'.A68])">
            <text:p/>
          </table:table-cell>
          <table:table-cell table:formula="of:=IF(ISBLANK(['Issue Log'.B68]); &quot;&quot;;['Issue Log'.B68])">
            <text:p/>
          </table:table-cell>
          <table:table-cell table:formula="of:=IF(ISBLANK(['Issue Log'.C68]); &quot;&quot;;['Issue Log'.C68])">
            <text:p/>
          </table:table-cell>
          <table:table-cell table:formula="of:=IF(ISBLANK(['Issue Log'.D68]); &quot;&quot;;['Issue Log'.D68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69]); &quot;&quot;;['Issue Log'.A69])">
            <text:p/>
          </table:table-cell>
          <table:table-cell table:formula="of:=IF(ISBLANK(['Issue Log'.B69]); &quot;&quot;;['Issue Log'.B69])">
            <text:p/>
          </table:table-cell>
          <table:table-cell table:formula="of:=IF(ISBLANK(['Issue Log'.C69]); &quot;&quot;;['Issue Log'.C69])">
            <text:p/>
          </table:table-cell>
          <table:table-cell table:formula="of:=IF(ISBLANK(['Issue Log'.D69]); &quot;&quot;;['Issue Log'.D69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70]); &quot;&quot;;['Issue Log'.A70])">
            <text:p/>
          </table:table-cell>
          <table:table-cell table:formula="of:=IF(ISBLANK(['Issue Log'.B70]); &quot;&quot;;['Issue Log'.B70])">
            <text:p/>
          </table:table-cell>
          <table:table-cell table:formula="of:=IF(ISBLANK(['Issue Log'.C70]); &quot;&quot;;['Issue Log'.C70])">
            <text:p/>
          </table:table-cell>
          <table:table-cell table:formula="of:=IF(ISBLANK(['Issue Log'.D70]); &quot;&quot;;['Issue Log'.D70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71]); &quot;&quot;;['Issue Log'.A71])">
            <text:p/>
          </table:table-cell>
          <table:table-cell table:formula="of:=IF(ISBLANK(['Issue Log'.B71]); &quot;&quot;;['Issue Log'.B71])">
            <text:p/>
          </table:table-cell>
          <table:table-cell table:formula="of:=IF(ISBLANK(['Issue Log'.C71]); &quot;&quot;;['Issue Log'.C71])">
            <text:p/>
          </table:table-cell>
          <table:table-cell table:formula="of:=IF(ISBLANK(['Issue Log'.D71]); &quot;&quot;;['Issue Log'.D71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72]); &quot;&quot;;['Issue Log'.A72])">
            <text:p/>
          </table:table-cell>
          <table:table-cell table:formula="of:=IF(ISBLANK(['Issue Log'.B72]); &quot;&quot;;['Issue Log'.B72])">
            <text:p/>
          </table:table-cell>
          <table:table-cell table:formula="of:=IF(ISBLANK(['Issue Log'.C72]); &quot;&quot;;['Issue Log'.C72])">
            <text:p/>
          </table:table-cell>
          <table:table-cell table:formula="of:=IF(ISBLANK(['Issue Log'.D72]); &quot;&quot;;['Issue Log'.D72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73]); &quot;&quot;;['Issue Log'.A73])">
            <text:p/>
          </table:table-cell>
          <table:table-cell table:formula="of:=IF(ISBLANK(['Issue Log'.B73]); &quot;&quot;;['Issue Log'.B73])">
            <text:p/>
          </table:table-cell>
          <table:table-cell table:formula="of:=IF(ISBLANK(['Issue Log'.C73]); &quot;&quot;;['Issue Log'.C73])">
            <text:p/>
          </table:table-cell>
          <table:table-cell table:formula="of:=IF(ISBLANK(['Issue Log'.D73]); &quot;&quot;;['Issue Log'.D73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  <table:table-row table:style-name="ro4">
          <table:table-cell table:formula="of:=IF(ISBLANK(['Issue Log'.A74]); &quot;&quot;;['Issue Log'.A74])">
            <text:p/>
          </table:table-cell>
          <table:table-cell table:formula="of:=IF(ISBLANK(['Issue Log'.B74]); &quot;&quot;;['Issue Log'.B74])">
            <text:p/>
          </table:table-cell>
          <table:table-cell table:formula="of:=IF(ISBLANK(['Issue Log'.C74]); &quot;&quot;;['Issue Log'.C74])">
            <text:p/>
          </table:table-cell>
          <table:table-cell table:formula="of:=IF(ISBLANK(['Issue Log'.D74]); &quot;&quot;;['Issue Log'.D74])">
            <text:p/>
          </table:table-cell>
          <table:table-cell/>
          <table:table-cell table:content-validation-name="val2" office:value-type="string">
            <text:p><text:s/></text:p>
          </table:table-cell>
          <table:table-cell/>
        </table:table-row>
      </table:table>
      <table:table table:name="Approval" table:style-name="ta1" table:protected="true" table:protection-key="mb7tkMT7cvx0AdykjlSbtwSbMkY=" table:protection-key-digest-algorithm="http://www.w3.org/2000/09/xmldsig#sha1" table:print="false">
        <table:table-protection table:select-protected-cells="true" table:select-unprotected-cells="true"/>
        <table:table-column table:style-name="co13" table:default-cell-style-name="ce44"/>
        <table:table-column table:style-name="co3" table:number-columns-repeated="8" table:default-cell-style-name="ce44"/>
        <table:table-column table:style-name="co14" table:default-cell-style-name="ce44"/>
        <table:table-column table:style-name="co3" table:number-columns-repeated="246" table:default-cell-style-name="ce44"/>
        <table:table-row table:style-name="ro1">
          <table:table-cell/>
          <table:table-cell table:style-name="ce49" table:number-columns-repeated="9"/>
          <table:table-cell table:number-columns-repeated="246"/>
        </table:table-row>
        <table:table-row table:style-name="ro2">
          <table:table-cell table:style-name="ce45" office:value-type="string" table:number-columns-spanned="10" table:number-rows-spanned="1">
            <text:p>Approval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number-columns-repeated="246"/>
        </table:table-row>
        <table:table-row table:style-name="ro1">
          <table:table-cell table:style-name="ce46"/>
          <table:table-cell table:style-name="ce49" table:number-columns-repeated="3"/>
          <table:table-cell table:style-name="ce46"/>
          <table:table-cell table:style-name="ce49" table:number-columns-repeated="4"/>
          <table:table-cell table:number-columns-repeated="247"/>
        </table:table-row>
        <table:table-row table:style-name="ro16">
          <table:table-cell table:style-name="ce47" office:value-type="string" table:number-columns-spanned="10" table:number-rows-spanned="1">
            <text:p>Reviewer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5" table:number-columns-repeated="246"/>
        </table:table-row>
        <table:table-row table:style-name="ro4">
          <table:table-cell table:style-name="ce48" office:value-type="string">
            <text:p>Name:</text:p>
          </table:table-cell>
          <table:table-cell table:style-name="ce51" table:formula="of:=IF(ISBLANK(ReviewerName); &quot;&quot;; ReviewerName)" office:value-type="string" office:string-value="Guillaume Olivrin" table:number-columns-spanned="9" table:number-rows-spanned="1">
            <text:p>Guillaume Olivrin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4">
          <table:table-cell table:style-name="ce48" office:value-type="string">
            <text:p>Date:</text:p>
          </table:table-cell>
          <table:table-cell table:style-name="ce52" office:value-type="date" office:date-value="2011-02-22" table:number-columns-spanned="9" table:number-rows-spanned="1">
            <text:p>2011/02/22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7">
          <table:table-cell table:style-name="ce48" office:value-type="string">
            <text:p>Declaration:</text:p>
          </table:table-cell>
          <table:table-cell table:style-name="ce53" office:value-type="string" table:number-columns-spanned="9" table:number-rows-spanned="1">
            <text:p>I declare that the submitted files have been reviewed and all identified issues have now been resolved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8">
          <table:table-cell table:style-name="ce48" office:value-type="string">
            <text:p>Signature:</text:p>
          </table:table-cell>
          <table:table-cell table:style-name="ce51" table:number-columns-spanned="9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" table:number-rows-repeated="5">
          <table:table-cell table:number-columns-repeated="256"/>
        </table:table-row>
        <table:table-row table:style-name="ro16">
          <table:table-cell table:style-name="ce47" office:value-type="string" table:number-columns-spanned="10" table:number-rows-spanned="1">
            <text:p>Developer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5" table:number-columns-repeated="246"/>
        </table:table-row>
        <table:table-row table:style-name="ro4">
          <table:table-cell table:style-name="ce48" office:value-type="string">
            <text:p>Name:</text:p>
          </table:table-cell>
          <table:table-cell table:style-name="ce51" table:formula="of:=IF(ISBLANK(DeveloperName); &quot;&quot;; DeveloperName)" office:value-type="string" office:string-value="Willem van der Walt" table:number-columns-spanned="9" table:number-rows-spanned="1">
            <text:p>Willem van der Walt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4">
          <table:table-cell table:style-name="ce48" office:value-type="string">
            <text:p>Date:</text:p>
          </table:table-cell>
          <table:table-cell table:style-name="ce54" table:number-columns-spanned="9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7">
          <table:table-cell table:style-name="ce48" office:value-type="string">
            <text:p>Declaration:</text:p>
          </table:table-cell>
          <table:table-cell table:style-name="ce53" office:value-type="string" table:number-columns-spanned="9" table:number-rows-spanned="1">
            <text:p>I declare that the identified issues from the reviewer have been completely resolved with no further outstanding issues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9">
          <table:table-cell table:style-name="ce48" office:value-type="string">
            <text:p>Signature:</text:p>
          </table:table-cell>
          <table:table-cell table:style-name="ce51" table:number-columns-spanned="9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" table:number-rows-repeated="5">
          <table:table-cell table:number-columns-repeated="256"/>
        </table:table-row>
        <table:table-row table:style-name="ro16">
          <table:table-cell table:style-name="ce47" office:value-type="string" table:number-columns-spanned="10" table:number-rows-spanned="1">
            <text:p>Project Manager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5" table:number-columns-repeated="246"/>
        </table:table-row>
        <table:table-row table:style-name="ro4">
          <table:table-cell table:style-name="ce48" office:value-type="string">
            <text:p>Name:</text:p>
          </table:table-cell>
          <table:table-cell table:style-name="ce51" table:formula="of:=IF(ISBLANK(ProjectManager); &quot;&quot;; ProjectManager)" table:number-columns-spanned="9" table:number-rows-spanned="1">
            <text:p/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4">
          <table:table-cell table:style-name="ce48" office:value-type="string">
            <text:p>Date:</text:p>
          </table:table-cell>
          <table:table-cell table:style-name="ce54" table:number-columns-spanned="9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7">
          <table:table-cell table:style-name="ce48" office:value-type="string">
            <text:p>Declaration:</text:p>
          </table:table-cell>
          <table:table-cell table:style-name="ce53" office:value-type="string" table:number-columns-spanned="9" table:number-rows-spanned="1">
            <text:p>I declare that the submitted files are suitable for inclusion on the software repository and added to the ToDB database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8">
          <table:table-cell table:style-name="ce48" office:value-type="string">
            <text:p>Signature:</text:p>
          </table:table-cell>
          <table:table-cell table:style-name="ce51" table:number-columns-spanned="9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" table:number-rows-repeated="5">
          <table:table-cell table:number-columns-repeated="256"/>
        </table:table-row>
        <table:table-row table:style-name="ro16">
          <table:table-cell table:style-name="ce47" office:value-type="string" table:number-columns-spanned="10" table:number-rows-spanned="1">
            <text:p>Outcomes Manager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55" table:number-columns-repeated="246"/>
        </table:table-row>
        <table:table-row table:style-name="ro4">
          <table:table-cell table:style-name="ce48" office:value-type="string">
            <text:p>Name:</text:p>
          </table:table-cell>
          <table:table-cell table:style-name="ce51" table:formula="of:=IF(ISBLANK(OutcomesManager); &quot;&quot;; OutcomesManager)" office:value-type="string" office:string-value="Nicki Koorbanally" table:number-columns-spanned="9" table:number-rows-spanned="1">
            <text:p>Nicki Koorbanally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4">
          <table:table-cell table:style-name="ce48" office:value-type="string">
            <text:p>Date:</text:p>
          </table:table-cell>
          <table:table-cell table:style-name="ce54" table:number-columns-spanned="9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7">
          <table:table-cell table:style-name="ce48" office:value-type="string">
            <text:p>Declaration:</text:p>
          </table:table-cell>
          <table:table-cell table:style-name="ce53" office:value-type="string" table:number-columns-spanned="9" table:number-rows-spanned="1">
            <text:p>I declare that the submitted files are suitable for inclusion on the software repository and added to the ToDB database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8">
          <table:table-cell table:style-name="ce48" office:value-type="string">
            <text:p>Signature:</text:p>
          </table:table-cell>
          <table:table-cell table:style-name="ce51" table:number-columns-spanned="9" table:number-rows-spanned="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55" table:number-columns-repeated="246"/>
        </table:table-row>
        <table:table-row table:style-name="ro18" table:number-rows-repeated="65497">
          <table:table-cell table:number-columns-repeated="256"/>
        </table:table-row>
        <table:table-row table:style-name="ro18">
          <table:table-cell table:number-columns-repeated="256"/>
        </table:table-row>
      </table:table>
      <table:named-expressions>
        <table:named-range table:name="DeveloperName" table:base-cell-address="$'Review Cover'.$D$6" table:cell-range-address="$'Review Cover'.$B$18"/>
        <table:named-range table:name="DeveloperEmail" table:base-cell-address="$'Review Cover'.$D$7" table:cell-range-address="$'Review Cover'.$B$19"/>
        <table:named-range table:name="DeveloperTel" table:base-cell-address="$'Review Cover'.$D$7" table:cell-range-address="$'Review Cover'.$B$20"/>
        <table:named-range table:name="DeveloperDept" table:base-cell-address="$'Review Cover'.$D$9" table:cell-range-address="$'Review Cover'.$B$21"/>
        <table:named-range table:name="ReviewerName" table:base-cell-address="$'Review Cover'.$D$9" table:cell-range-address="$'Review Cover'.$B$10"/>
        <table:named-range table:name="ReviewerEmail" table:base-cell-address="$'Review Cover'.$D$9" table:cell-range-address="$'Review Cover'.$B$11"/>
        <table:named-range table:name="ReviewerTel" table:base-cell-address="$'Review Cover'.$D$9" table:cell-range-address="$'Review Cover'.$B$12"/>
        <table:named-range table:name="ReviewerDept" table:base-cell-address="$'Review Cover'.$D$9" table:cell-range-address="$'Review Cover'.$B$13"/>
        <table:named-range table:name="ReviewStart" table:base-cell-address="$'Review Cover'.$D$9" table:cell-range-address="$'Review Cover'.$B$5"/>
        <table:named-range table:name="ReviewEnd" table:base-cell-address="$'Review Cover'.$D$9" table:cell-range-address="$'Review Cover'.$D$5"/>
        <table:named-range table:name="ProjectLeader" table:base-cell-address="$'Review Cover'.$B$32" table:cell-range-address="$'Review Cover'.$B$28"/>
        <table:named-range table:name="ProjectManager" table:base-cell-address="$'Review Cover'.$B$29" table:cell-range-address="$'Review Cover'.$B$29"/>
        <table:named-range table:name="ProjectDesc" table:base-cell-address="$'Review Cover'.$B$32" table:cell-range-address="$'Review Cover'.$B$27"/>
        <table:named-range table:name="ProjectNum" table:base-cell-address="$'Review Cover'.$B$32" table:cell-range-address="$'Review Cover'.$B$26"/>
        <table:named-range table:name="OutcomesManager" table:base-cell-address="$'Review Cover'.$B$29" table:cell-range-address="$'Review Cover'.$B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 AMT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9.99mm" fo:page-height="296.99mm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011/02/22</text:date>, <text:time>10:3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hiren Seetharam</meta:initial-creator>
    <meta:creation-date>2009-03-10T11:05:59</meta:creation-date>
    <dc:creator>Guillaume Olivrin</dc:creator>
    <dc:date>2011-02-22T10:37:57</dc:date>
    <meta:editing-cycles>199</meta:editing-cycles>
    <meta:editing-duration>PT06H00M40S</meta:editing-duration>
    <meta:document-statistic meta:table-count="4" meta:cell-count="879" meta:object-count="0"/>
    <meta:user-defined meta:name="Info 1"/>
    <meta:user-defined meta:name="Info 2"/>
    <meta:user-defined meta:name="Info 3"/>
    <meta:user-defined meta:name="Info 4"/>
  </office:meta>
</office:document-meta>
</file>